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RW Gothic" svg:font-family="'URW Gothic'" style:font-family-generic="swiss" style:font-pitch="variable"/>
  </office:font-face-decls>
  <office:automatic-styles>
    <style:style style:name="P1" style:family="paragraph" style:parent-style-name="Heading_20_1">
      <style:paragraph-properties fo:break-before="page"/>
    </style:style>
    <style:style style:name="P2" style:family="paragraph" style:parent-style-name="Preformatted_20_Text">
      <style:paragraph-properties fo:margin-top="0in" fo:margin-bottom="0.1965in" style:contextual-spacing="false"/>
    </style:style>
    <style:style style:name="P3" style:family="paragraph" style:parent-style-name="Preformatted_20_Text" style:list-style-name="L33"/>
    <style:style style:name="P4" style:family="paragraph" style:parent-style-name="Preformatted_20_Text" style:list-style-name="L33">
      <style:paragraph-properties fo:margin-top="0in" fo:margin-bottom="0.1965in" style:contextual-spacing="false"/>
    </style:style>
    <style:style style:name="P5" style:family="paragraph" style:parent-style-name="Preformatted_20_Text" style:list-style-name="L36"/>
    <style:style style:name="P6" style:family="paragraph" style:parent-style-name="Preformatted_20_Text" style:list-style-name="L36">
      <style:paragraph-properties fo:margin-top="0in" fo:margin-bottom="0.1965in" style:contextual-spacing="false"/>
    </style:style>
    <style:style style:name="P7" style:family="paragraph" style:parent-style-name="Preformatted_20_Text" style:list-style-name="L42"/>
    <style:style style:name="P8" style:family="paragraph" style:parent-style-name="Preformatted_20_Text" style:list-style-name="L42">
      <style:paragraph-properties fo:margin-top="0in" fo:margin-bottom="0.1965in" style:contextual-spacing="false"/>
    </style:style>
    <style:style style:name="P9" style:family="paragraph" style:parent-style-name="Preformatted_20_Text" style:list-style-name="L43"/>
    <style:style style:name="P10" style:family="paragraph" style:parent-style-name="Preformatted_20_Text" style:list-style-name="L43">
      <style:paragraph-properties fo:margin-top="0in" fo:margin-bottom="0.1965in" style:contextual-spacing="false"/>
    </style:style>
    <style:style style:name="P11" style:family="paragraph" style:parent-style-name="Preformatted_20_Text" style:list-style-name="L46"/>
    <style:style style:name="P12" style:family="paragraph" style:parent-style-name="Preformatted_20_Text" style:list-style-name="L46">
      <style:paragraph-properties fo:margin-top="0in" fo:margin-bottom="0.1965in" style:contextual-spacing="false"/>
    </style:style>
    <style:style style:name="P13" style:family="paragraph" style:parent-style-name="Text_20_body" style:list-style-name="L1"/>
    <style:style style:name="P14" style:family="paragraph" style:parent-style-name="Text_20_body" style:list-style-name="L1">
      <style:paragraph-properties fo:margin-top="0in" fo:margin-bottom="0in" style:contextual-spacing="false"/>
    </style:style>
    <style:style style:name="P15" style:family="paragraph" style:parent-style-name="Text_20_body" style:list-style-name="L2"/>
    <style:style style:name="P16" style:family="paragraph" style:parent-style-name="Text_20_body" style:list-style-name="L2">
      <style:paragraph-properties fo:margin-top="0in" fo:margin-bottom="0in" style:contextual-spacing="false"/>
    </style:style>
    <style:style style:name="P17" style:family="paragraph" style:parent-style-name="Text_20_body" style:list-style-name="L3"/>
    <style:style style:name="P18" style:family="paragraph" style:parent-style-name="Text_20_body" style:list-style-name="L3">
      <style:paragraph-properties fo:margin-top="0in" fo:margin-bottom="0in" style:contextual-spacing="false"/>
    </style:style>
    <style:style style:name="P19" style:family="paragraph" style:parent-style-name="Text_20_body" style:list-style-name="L4"/>
    <style:style style:name="P20" style:family="paragraph" style:parent-style-name="Text_20_body" style:list-style-name="L4">
      <style:paragraph-properties fo:margin-top="0in" fo:margin-bottom="0in" style:contextual-spacing="false"/>
    </style:style>
    <style:style style:name="P21" style:family="paragraph" style:parent-style-name="Text_20_body" style:list-style-name="L5"/>
    <style:style style:name="P22" style:family="paragraph" style:parent-style-name="Text_20_body" style:list-style-name="L5">
      <style:paragraph-properties fo:margin-top="0in" fo:margin-bottom="0in" style:contextual-spacing="false"/>
    </style:style>
    <style:style style:name="P23" style:family="paragraph" style:parent-style-name="Text_20_body" style:list-style-name="L6"/>
    <style:style style:name="P24" style:family="paragraph" style:parent-style-name="Text_20_body" style:list-style-name="L6">
      <style:paragraph-properties fo:margin-top="0in" fo:margin-bottom="0in" style:contextual-spacing="false"/>
    </style:style>
    <style:style style:name="P25" style:family="paragraph" style:parent-style-name="Text_20_body" style:list-style-name="L7"/>
    <style:style style:name="P26" style:family="paragraph" style:parent-style-name="Text_20_body" style:list-style-name="L7">
      <style:paragraph-properties fo:margin-top="0in" fo:margin-bottom="0in" style:contextual-spacing="false"/>
    </style:style>
    <style:style style:name="P27" style:family="paragraph" style:parent-style-name="Text_20_body" style:list-style-name="L8"/>
    <style:style style:name="P28" style:family="paragraph" style:parent-style-name="Text_20_body" style:list-style-name="L8">
      <style:paragraph-properties fo:margin-top="0in" fo:margin-bottom="0in" style:contextual-spacing="false"/>
    </style:style>
    <style:style style:name="P29" style:family="paragraph" style:parent-style-name="Text_20_body" style:list-style-name="L9"/>
    <style:style style:name="P30" style:family="paragraph" style:parent-style-name="Text_20_body" style:list-style-name="L9">
      <style:paragraph-properties fo:margin-top="0in" fo:margin-bottom="0in" style:contextual-spacing="false"/>
    </style:style>
    <style:style style:name="P31" style:family="paragraph" style:parent-style-name="Text_20_body" style:list-style-name="L10"/>
    <style:style style:name="P32" style:family="paragraph" style:parent-style-name="Text_20_body" style:list-style-name="L10">
      <style:paragraph-properties fo:margin-top="0in" fo:margin-bottom="0in" style:contextual-spacing="false"/>
    </style:style>
    <style:style style:name="P33" style:family="paragraph" style:parent-style-name="Text_20_body" style:list-style-name="L11"/>
    <style:style style:name="P34" style:family="paragraph" style:parent-style-name="Text_20_body" style:list-style-name="L11">
      <style:paragraph-properties fo:margin-top="0in" fo:margin-bottom="0in" style:contextual-spacing="false"/>
    </style:style>
    <style:style style:name="P35" style:family="paragraph" style:parent-style-name="Text_20_body" style:list-style-name="L12"/>
    <style:style style:name="P36" style:family="paragraph" style:parent-style-name="Text_20_body" style:list-style-name="L12">
      <style:paragraph-properties fo:margin-top="0in" fo:margin-bottom="0in" style:contextual-spacing="false"/>
    </style:style>
    <style:style style:name="P37" style:family="paragraph" style:parent-style-name="Text_20_body" style:list-style-name="L13"/>
    <style:style style:name="P38" style:family="paragraph" style:parent-style-name="Text_20_body" style:list-style-name="L13">
      <style:paragraph-properties fo:margin-top="0in" fo:margin-bottom="0in" style:contextual-spacing="false"/>
    </style:style>
    <style:style style:name="P39" style:family="paragraph" style:parent-style-name="Text_20_body" style:list-style-name="L14"/>
    <style:style style:name="P40" style:family="paragraph" style:parent-style-name="Text_20_body" style:list-style-name="L14">
      <style:paragraph-properties fo:margin-top="0in" fo:margin-bottom="0in" style:contextual-spacing="false"/>
    </style:style>
    <style:style style:name="P41" style:family="paragraph" style:parent-style-name="Text_20_body" style:list-style-name="L15"/>
    <style:style style:name="P42" style:family="paragraph" style:parent-style-name="Text_20_body" style:list-style-name="L15">
      <style:paragraph-properties fo:margin-top="0in" fo:margin-bottom="0in" style:contextual-spacing="false"/>
    </style:style>
    <style:style style:name="P43" style:family="paragraph" style:parent-style-name="Text_20_body" style:list-style-name="L16"/>
    <style:style style:name="P44" style:family="paragraph" style:parent-style-name="Text_20_body" style:list-style-name="L16">
      <style:paragraph-properties fo:margin-top="0in" fo:margin-bottom="0in" style:contextual-spacing="false"/>
    </style:style>
    <style:style style:name="P45" style:family="paragraph" style:parent-style-name="Text_20_body" style:list-style-name="L17"/>
    <style:style style:name="P46" style:family="paragraph" style:parent-style-name="Text_20_body" style:list-style-name="L17">
      <style:paragraph-properties fo:margin-top="0in" fo:margin-bottom="0in" style:contextual-spacing="false"/>
    </style:style>
    <style:style style:name="P47" style:family="paragraph" style:parent-style-name="Text_20_body" style:list-style-name="L18"/>
    <style:style style:name="P48" style:family="paragraph" style:parent-style-name="Text_20_body" style:list-style-name="L18">
      <style:paragraph-properties fo:margin-top="0in" fo:margin-bottom="0in" style:contextual-spacing="false"/>
    </style:style>
    <style:style style:name="P49" style:family="paragraph" style:parent-style-name="Text_20_body" style:list-style-name="L19"/>
    <style:style style:name="P50" style:family="paragraph" style:parent-style-name="Text_20_body" style:list-style-name="L19">
      <style:paragraph-properties fo:margin-top="0in" fo:margin-bottom="0in" style:contextual-spacing="false"/>
    </style:style>
    <style:style style:name="P51" style:family="paragraph" style:parent-style-name="Text_20_body" style:list-style-name="L20"/>
    <style:style style:name="P52" style:family="paragraph" style:parent-style-name="Text_20_body" style:list-style-name="L20">
      <style:paragraph-properties fo:margin-top="0in" fo:margin-bottom="0in" style:contextual-spacing="false"/>
    </style:style>
    <style:style style:name="P53" style:family="paragraph" style:parent-style-name="Text_20_body" style:list-style-name="L21"/>
    <style:style style:name="P54" style:family="paragraph" style:parent-style-name="Text_20_body" style:list-style-name="L21">
      <style:paragraph-properties fo:margin-top="0in" fo:margin-bottom="0in" style:contextual-spacing="false"/>
    </style:style>
    <style:style style:name="P55" style:family="paragraph" style:parent-style-name="Text_20_body" style:list-style-name="L22"/>
    <style:style style:name="P56" style:family="paragraph" style:parent-style-name="Text_20_body" style:list-style-name="L22">
      <style:paragraph-properties fo:margin-top="0in" fo:margin-bottom="0in" style:contextual-spacing="false"/>
    </style:style>
    <style:style style:name="P57" style:family="paragraph" style:parent-style-name="Text_20_body" style:list-style-name="L23"/>
    <style:style style:name="P58" style:family="paragraph" style:parent-style-name="Text_20_body" style:list-style-name="L23">
      <style:paragraph-properties fo:margin-top="0in" fo:margin-bottom="0in" style:contextual-spacing="false"/>
    </style:style>
    <style:style style:name="P59" style:family="paragraph" style:parent-style-name="Text_20_body" style:list-style-name="L24"/>
    <style:style style:name="P60" style:family="paragraph" style:parent-style-name="Text_20_body" style:list-style-name="L24">
      <style:paragraph-properties fo:margin-top="0in" fo:margin-bottom="0in" style:contextual-spacing="false"/>
    </style:style>
    <style:style style:name="P61" style:family="paragraph" style:parent-style-name="Text_20_body" style:list-style-name="L25"/>
    <style:style style:name="P62" style:family="paragraph" style:parent-style-name="Text_20_body" style:list-style-name="L25">
      <style:paragraph-properties fo:margin-top="0in" fo:margin-bottom="0in" style:contextual-spacing="false"/>
    </style:style>
    <style:style style:name="P63" style:family="paragraph" style:parent-style-name="Text_20_body" style:list-style-name="L26"/>
    <style:style style:name="P64" style:family="paragraph" style:parent-style-name="Text_20_body" style:list-style-name="L27"/>
    <style:style style:name="P65" style:family="paragraph" style:parent-style-name="Text_20_body" style:list-style-name="L27">
      <style:paragraph-properties fo:margin-top="0in" fo:margin-bottom="0in" style:contextual-spacing="false"/>
    </style:style>
    <style:style style:name="P66" style:family="paragraph" style:parent-style-name="Text_20_body" style:list-style-name="L28"/>
    <style:style style:name="P67" style:family="paragraph" style:parent-style-name="Text_20_body" style:list-style-name="L28">
      <style:paragraph-properties fo:margin-top="0in" fo:margin-bottom="0in" style:contextual-spacing="false"/>
    </style:style>
    <style:style style:name="P68" style:family="paragraph" style:parent-style-name="Text_20_body" style:list-style-name="L29"/>
    <style:style style:name="P69" style:family="paragraph" style:parent-style-name="Text_20_body" style:list-style-name="L29">
      <style:paragraph-properties fo:margin-top="0in" fo:margin-bottom="0in" style:contextual-spacing="false"/>
    </style:style>
    <style:style style:name="P70" style:family="paragraph" style:parent-style-name="Text_20_body" style:list-style-name="L30"/>
    <style:style style:name="P71" style:family="paragraph" style:parent-style-name="Text_20_body" style:list-style-name="L30">
      <style:paragraph-properties fo:margin-top="0in" fo:margin-bottom="0in" style:contextual-spacing="false"/>
    </style:style>
    <style:style style:name="P72" style:family="paragraph" style:parent-style-name="Text_20_body" style:list-style-name="L31"/>
    <style:style style:name="P73" style:family="paragraph" style:parent-style-name="Text_20_body" style:list-style-name="L31">
      <style:paragraph-properties fo:margin-top="0in" fo:margin-bottom="0in" style:contextual-spacing="false"/>
    </style:style>
    <style:style style:name="P74" style:family="paragraph" style:parent-style-name="Text_20_body" style:list-style-name="L32"/>
    <style:style style:name="P75" style:family="paragraph" style:parent-style-name="Text_20_body" style:list-style-name="L32">
      <style:paragraph-properties fo:margin-top="0in" fo:margin-bottom="0in" style:contextual-spacing="false"/>
    </style:style>
    <style:style style:name="P76" style:family="paragraph" style:parent-style-name="Text_20_body" style:list-style-name="L33"/>
    <style:style style:name="P77" style:family="paragraph" style:parent-style-name="Text_20_body" style:list-style-name="L33">
      <style:paragraph-properties fo:margin-top="0in" fo:margin-bottom="0in" style:contextual-spacing="false"/>
    </style:style>
    <style:style style:name="P78" style:family="paragraph" style:parent-style-name="Text_20_body" style:list-style-name="L34"/>
    <style:style style:name="P79" style:family="paragraph" style:parent-style-name="Text_20_body" style:list-style-name="L34">
      <style:paragraph-properties fo:margin-top="0in" fo:margin-bottom="0in" style:contextual-spacing="false"/>
    </style:style>
    <style:style style:name="P80" style:family="paragraph" style:parent-style-name="Text_20_body" style:list-style-name="L35"/>
    <style:style style:name="P81" style:family="paragraph" style:parent-style-name="Text_20_body" style:list-style-name="L35">
      <style:paragraph-properties fo:margin-top="0in" fo:margin-bottom="0in" style:contextual-spacing="false"/>
    </style:style>
    <style:style style:name="P82" style:family="paragraph" style:parent-style-name="Text_20_body" style:list-style-name="L36"/>
    <style:style style:name="P83" style:family="paragraph" style:parent-style-name="Text_20_body" style:list-style-name="L37"/>
    <style:style style:name="P84" style:family="paragraph" style:parent-style-name="Text_20_body" style:list-style-name="L37">
      <style:paragraph-properties fo:margin-top="0in" fo:margin-bottom="0in" style:contextual-spacing="false"/>
    </style:style>
    <style:style style:name="P85" style:family="paragraph" style:parent-style-name="Text_20_body" style:list-style-name="L38"/>
    <style:style style:name="P86" style:family="paragraph" style:parent-style-name="Text_20_body" style:list-style-name="L38">
      <style:paragraph-properties fo:margin-top="0in" fo:margin-bottom="0in" style:contextual-spacing="false"/>
    </style:style>
    <style:style style:name="P87" style:family="paragraph" style:parent-style-name="Text_20_body" style:list-style-name="L39"/>
    <style:style style:name="P88" style:family="paragraph" style:parent-style-name="Text_20_body" style:list-style-name="L39">
      <style:paragraph-properties fo:margin-top="0in" fo:margin-bottom="0in" style:contextual-spacing="false"/>
    </style:style>
    <style:style style:name="P89" style:family="paragraph" style:parent-style-name="Text_20_body" style:list-style-name="L40"/>
    <style:style style:name="P90" style:family="paragraph" style:parent-style-name="Text_20_body" style:list-style-name="L40">
      <style:paragraph-properties fo:margin-top="0in" fo:margin-bottom="0in" style:contextual-spacing="false"/>
    </style:style>
    <style:style style:name="P91" style:family="paragraph" style:parent-style-name="Text_20_body" style:list-style-name="L41"/>
    <style:style style:name="P92" style:family="paragraph" style:parent-style-name="Text_20_body" style:list-style-name="L41">
      <style:paragraph-properties fo:margin-top="0in" fo:margin-bottom="0in" style:contextual-spacing="false"/>
    </style:style>
    <style:style style:name="P93" style:family="paragraph" style:parent-style-name="Text_20_body" style:list-style-name="L42"/>
    <style:style style:name="P94" style:family="paragraph" style:parent-style-name="Text_20_body" style:list-style-name="L42">
      <style:paragraph-properties fo:margin-top="0in" fo:margin-bottom="0in" style:contextual-spacing="false"/>
    </style:style>
    <style:style style:name="P95" style:family="paragraph" style:parent-style-name="Text_20_body" style:list-style-name="L43"/>
    <style:style style:name="P96" style:family="paragraph" style:parent-style-name="Text_20_body" style:list-style-name="L44"/>
    <style:style style:name="P97" style:family="paragraph" style:parent-style-name="Text_20_body" style:list-style-name="L44">
      <style:paragraph-properties fo:margin-top="0in" fo:margin-bottom="0in" style:contextual-spacing="false"/>
    </style:style>
    <style:style style:name="P98" style:family="paragraph" style:parent-style-name="Text_20_body" style:list-style-name="L45"/>
    <style:style style:name="P99" style:family="paragraph" style:parent-style-name="Text_20_body" style:list-style-name="L45">
      <style:paragraph-properties fo:margin-top="0in" fo:margin-bottom="0in" style:contextual-spacing="false"/>
    </style:style>
    <style:style style:name="P100" style:family="paragraph" style:parent-style-name="Text_20_body" style:list-style-name="L46"/>
    <style:style style:name="P101" style:family="paragraph" style:parent-style-name="Text_20_body" style:list-style-name="L46">
      <style:paragraph-properties fo:margin-top="0in" fo:margin-bottom="0in" style:contextual-spacing="false"/>
    </style:style>
    <style:style style:name="P102" style:family="paragraph" style:parent-style-name="Text_20_body" style:list-style-name="L47"/>
    <style:style style:name="P103" style:family="paragraph" style:parent-style-name="Text_20_body" style:list-style-name="L47">
      <style:paragraph-properties fo:margin-top="0in" fo:margin-bottom="0in" style:contextual-spacing="false"/>
    </style:style>
    <style:style style:name="P104" style:family="paragraph" style:parent-style-name="Text_20_body" style:list-style-name="L48"/>
    <style:style style:name="P105" style:family="paragraph" style:parent-style-name="Text_20_body" style:list-style-name="L48">
      <style:paragraph-properties fo:margin-top="0in" fo:margin-bottom="0in" style:contextual-spacing="false"/>
    </style:style>
    <style:style style:name="P106" style:family="paragraph" style:parent-style-name="Text_20_body" style:list-style-name="L49"/>
    <style:style style:name="P107" style:family="paragraph" style:parent-style-name="Text_20_body" style:list-style-name="L49">
      <style:paragraph-properties fo:margin-top="0in" fo:margin-bottom="0in" style:contextual-spacing="false"/>
    </style:style>
    <style:style style:name="P108" style:family="paragraph" style:parent-style-name="Text_20_body" style:list-style-name="L50"/>
    <style:style style:name="P109" style:family="paragraph" style:parent-style-name="Text_20_body" style:list-style-name="L50">
      <style:paragraph-properties fo:margin-top="0in" fo:margin-bottom="0in" style:contextual-spacing="false"/>
    </style:style>
    <style:style style:name="P110" style:family="paragraph" style:parent-style-name="Text_20_body" style:list-style-name="L51"/>
    <style:style style:name="P111" style:family="paragraph" style:parent-style-name="Text_20_body" style:list-style-name="L51">
      <style:paragraph-properties fo:margin-top="0in" fo:margin-bottom="0in" style:contextual-spacing="false"/>
    </style:style>
    <style:style style:name="P112" style:family="paragraph" style:parent-style-name="Text_20_body" style:list-style-name="L41">
      <style:paragraph-properties fo:margin-top="0in" fo:margin-bottom="0in" style:contextual-spacing="false"/>
      <style:text-properties officeooo:rsid="0022eeb4" officeooo:paragraph-rsid="0022eeb4"/>
    </style:style>
    <style:style style:name="T1" style:family="text">
      <style:text-properties officeooo:rsid="001f33aa"/>
    </style:style>
    <style:style style:name="T2" style:family="text">
      <style:text-properties officeooo:rsid="0020f48b"/>
    </style:style>
    <style:style style:name="T3" style:family="text">
      <style:text-properties officeooo:rsid="0022eeb4"/>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imulating Cognitive Agents</text:p>
      <text:h text:style-name="Heading_20_1" text:outline-level="1">1. Introduction</text:h>
      <text:p text:style-name="Text_20_body">The Playground system, also referred to as Webworld in its implementation, represents an integration of large language models (LLMs) with autonomous agent architectures to create believable, goal-driven characters within a simulated environment. This technical report describes the cognitive architecture and supporting framework that powers these characters, with particular focus on the underlying mechanisms enabling perception, memory, reasoning, planning, and social interaction.</text:p>
      <text:p text:style-name="Text_20_body">Playground was designed to address several fundamental challenges in AI agent development: creating persistent characters with coherent goals and behaviors, enabling meaningful environmental and social interactions, and maintaining narrative consistency over extended operational periods. Unlike simple chatbots or scripted NPCs (non-player characters), Playground agents possess an internal cognitive architecture that drives decision-making based on internal motivations, environmental perception, and ongoing experiences.</text:p>
      <text:p text:style-name="Text_20_body">The system is built upon a modular architecture where each character possesses dedicated cognitive components including structured memory systems, drive-based motivation, perception mechanisms, and hierarchical goal/task frameworks. These components work in concert, leveraging LLM capabilities for natural language understanding and generation while imposing necessary structure to maintain coherence and purpose across interactions.</text:p>
      <text:p text:style-name="Text_20_body">From a technical perspective, Playground employs asynchronous processing with message-passing architecture, leveraging ZeroMQ for communication between system components. Character cognition operates through well-defined cycles that process perceptual inputs, update memory, evaluate drives and goals, plan tasks, and select concrete actions. Each step involves carefully engineered prompts to the underlying LLM that frame the specific cognitive function being performed.</text:p>
      <text:p text:style-name="Text_20_body">This report will explore each aspect of the cognitive architecture in detail, examining both the theoretical foundations and practical implementation. The goal is to provide developers and researchers with a comprehensive understanding of how Playground achieves persistent, believable character behaviors within a simulated world, and how this approach might inform further development of autonomous agents powered by large language models.</text:p>
      <text:h text:style-name="Heading_20_1" text:outline-level="1">2. System Architecture Overview</text:h>
      <text:p text:style-name="Text_20_body">Playground's system architecture follows a modular, service-oriented design that enables complex agent behaviors while maintaining flexibility and scalability. At its core, the system is structured around three primary subsystems: the cognitive architecture, the world simulation, and the communication infrastructure.</text:p>
      <text:h text:style-name="Heading_20_2" text:outline-level="2"><text:soft-page-break/>High-Level Component Diagram</text:h>
      <text:p text:style-name="Text_20_body">The system architecture can be conceptualized as a layered structure:</text:p>
      <text:list text:style-name="L15">
        <text:list-item>
          <text:p text:style-name="P42"><text:span text:style-name="Strong_20_Emphasis">Top Layer</text:span>: User Interfaces (web UI, CLI tools) </text:p>
        </text:list-item>
        <text:list-item>
          <text:p text:style-name="P42"><text:span text:style-name="Strong_20_Emphasis">Middle Layer</text:span>: Simulation Server and Communication Bus </text:p>
        </text:list-item>
        <text:list-item>
          <text:p text:style-name="P42"><text:span text:style-name="Strong_20_Emphasis">Core Layer</text:span>: World Model, Character Cognitive Architecture </text:p>
        </text:list-item>
        <text:list-item>
          <text:p text:style-name="P41"><text:span text:style-name="Strong_20_Emphasis">Foundation Layer</text:span>: LLM API Services </text:p>
        </text:list-item>
      </text:list>
      <text:p text:style-name="Text_20_body">Each layer communicates with adjacent layers through well-defined interfaces, allowing components to be developed, tested, and replaced independently.</text:p>
      <text:h text:style-name="Heading_20_2" text:outline-level="2">Key Subsystems</text:h>
      <text:h text:style-name="Heading_20_3" text:outline-level="3">Character Cognitive System</text:h>
      <text:p text:style-name="Text_20_body">The cognitive system represents the core intelligence of each character and includes:</text:p>
      <text:list text:style-name="L16">
        <text:list-item>
          <text:p text:style-name="P44">Perceptual state processing </text:p>
        </text:list-item>
        <text:list-item>
          <text:p text:style-name="P44">Memory systems (concrete and abstract) </text:p>
        </text:list-item>
        <text:list-item>
          <text:p text:style-name="P44">Drive signal management </text:p>
        </text:list-item>
        <text:list-item>
          <text:p text:style-name="P44">Goal and task frameworks </text:p>
        </text:list-item>
        <text:list-item>
          <text:p text:style-name="P43">Action selection mechanisms </text:p>
        </text:list-item>
      </text:list>
      <text:p text:style-name="Text_20_body">Each character instance maintains its own cognitive state, including its own structured memory, drives, and goals, enabling truly independent agent behaviors rather than centralized control.</text:p>
      <text:h text:style-name="Heading_20_3" text:outline-level="3">World Simulation</text:h>
      <text:p text:style-name="Text_20_body">The world simulation maintains the shared environment state, including:</text:p>
      <text:list text:style-name="L17">
        <text:list-item>
          <text:p text:style-name="P46">Terrain and geographic features </text:p>
        </text:list-item>
        <text:list-item>
          <text:p text:style-name="P46">Resources and properties </text:p>
        </text:list-item>
        <text:list-item>
          <text:p text:style-name="P46">Infrastructure (roads, buildings) </text:p>
        </text:list-item>
        <text:list-item>
          <text:p text:style-name="P46">Physics and visibility systems </text:p>
        </text:list-item>
        <text:list-item>
          <text:p text:style-name="P45">Consequence modeling for actions </text:p>
        </text:list-item>
      </text:list>
      <text:p text:style-name="Text_20_body">The simulation provides a consistent framework for character perception and interaction while managing temporal progression and environmental changes.</text:p>
      <text:h text:style-name="Heading_20_3" text:outline-level="3">Communication Infrastructure</text:h>
      <text:p text:style-name="Text_20_body">The system employs ZeroMQ (ZMQ) for asynchronous message passing between components:</text:p>
      <text:list text:style-name="L18">
        <text:list-item>
          <text:p text:style-name="P48">Command sockets for UI-to-simulation instructions </text:p>
        </text:list-item>
        <text:list-item>
          <text:p text:style-name="P48">Result sockets for simulation-to-UI updates </text:p>
        </text:list-item>
        <text:list-item>
          <text:p text:style-name="P47">Message queues for character-to-character and character-to-world interactions </text:p>
        </text:list-item>
      </text:list>
      <text:p text:style-name="Text_20_body"><text:soft-page-break/>This message-passing architecture allows the system to manage multiple concurrent processes efficiently, separating UI responsiveness from simulation processing.</text:p>
      <text:h text:style-name="Heading_20_2" text:outline-level="2">Integration with LLM Backend Services</text:h>
      <text:p text:style-name="Text_20_body">Playground leverages large language models as the core reasoning engine for characters, with a <text:span text:style-name="T2">detailed</text:span> prompt engineering approach:</text:p>
      <text:list text:style-name="L19">
        <text:list-item>
          <text:p text:style-name="P50">An LLM class provides standardized interfaces for different LLM providers </text:p>
        </text:list-item>
        <text:list-item>
          <text:p text:style-name="P50">Characters interact with LLMs through carefully constructed prompts that frame specific cognitive functions </text:p>
        </text:list-item>
        <text:list-item>
          <text:p text:style-name="P50">Response parsing extracts structured data from LLM outputs using templated formats </text:p>
        </text:list-item>
        <text:list-item>
          <text:p text:style-name="P49">Caching and batching strategies optimize LLM API usage </text:p>
        </text:list-item>
      </text:list>
      <text:p text:style-name="Text_20_body">The system employs hash-formatted text and XML parsing to extract structured data from LLM responses, creating a bridge between the natural language capabilities of LLMs and the structured requirements of the simulation.</text:p>
      <text:h text:style-name="Heading_20_2" text:outline-level="2">System Flow</text:h>
      <text:p text:style-name="Text_20_body">The typical execution flow follows these steps:</text:p>
      <text:list text:style-name="L20">
        <text:list-item>
          <text:p text:style-name="P52">User commands are received through the UI and passed to the simulation server </text:p>
        </text:list-item>
        <text:list-item>
          <text:p text:style-name="P52">The server updates world state and triggers character cognitive cycles </text:p>
        </text:list-item>
        <text:list-item>
          <text:p text:style-name="P52">Characters perceive the environment, update memory, evaluate goals, and select actions </text:p>
        </text:list-item>
        <text:list-item>
          <text:p text:style-name="P52">Character actions generate world updates and consequences </text:p>
        </text:list-item>
        <text:list-item>
          <text:p text:style-name="P51">Results propagate back through the communication infrastructure to the UI </text:p>
        </text:list-item>
      </text:list>
      <text:p text:style-name="Text_20_body">This architecture enables a balance between autonomy and control, allowing characters to operate independently while maintaining coherent narrative progression and enabling meaningful user interaction with the simulation.</text:p>
      <text:h text:style-name="Heading_20_1" text:outline-level="1">3. Core Cognitive Architecture</text:h>
      <text:p text:style-name="Text_20_body">The cognitive architecture of characters in Playgrou<text:span text:style-name="T3">nd </text:span>integrat<text:span text:style-name="T3">es</text:span> symbolic and neural approaches to AI, leveraging the capabilities of large language models while imposing structure that enables coherent long-term behavior. This section outlines the fundamental components and organizing principles of this architecture.</text:p>
      <text:h text:style-name="Heading_20_2" text:outline-level="2">Character Class and Principal Components</text:h>
      <text:p text:style-name="Text_20_body">At the foundation of the system is the <text:span text:style-name="Source_20_Text">Character</text:span> class, which serves as the central integration point for all cognitive subsystems. Each character instance contains several key components:</text:p>
      <text:list text:style-name="L21">
        <text:list-item>
          <text:p text:style-name="P54"><text:span text:style-name="Strong_20_Emphasis">Perceptual State</text:span>: Manages sensory inputs, attention focus, and environmental awareness </text:p>
        </text:list-item>
        <text:list-item>
          <text:p text:style-name="P54"><text:soft-page-break/><text:span text:style-name="Strong_20_Emphasis">Memory Systems</text:span>: Maintains structured memory with concrete experiences and abstracted patterns </text:p>
        </text:list-item>
        <text:list-item>
          <text:p text:style-name="P54"><text:span text:style-name="Strong_20_Emphasis">Drive Signal Manager</text:span>: Processes motivations and detects opportunities or issues </text:p>
        </text:list-item>
        <text:list-item>
          <text:p text:style-name="P54"><text:span text:style-name="Strong_20_Emphasis">Emotional Stance</text:span>: Models emotional state along arousal, tone, and orientation dimensions </text:p>
        </text:list-item>
        <text:list-item>
          <text:p text:style-name="P54"><text:span text:style-name="Strong_20_Emphasis">Knowledge Models</text:span>: Tracks information about other actors and resources </text:p>
        </text:list-item>
        <text:list-item>
          <text:p text:style-name="P54"><text:span text:style-name="Strong_20_Emphasis">Narrative</text:span>: Maintains a coherent self-narrative that integrates experiences and goals </text:p>
        </text:list-item>
        <text:list-item>
          <text:p text:style-name="P53"><text:span text:style-name="Strong_20_Emphasis">Action Framework</text:span>: Converts intentions into concrete environmental interactions </text:p>
        </text:list-item>
      </text:list>
      <text:p text:style-name="Text_20_body">These components interact through well-defined interfaces, allowing for modular development and testing while maintaining overall cognitive coherence.</text:p>
      <text:h text:style-name="Heading_20_2" text:outline-level="2">Hierarchical Decision-Making Structure</text:h>
      <text:p text:style-name="Text_20_body">Decision-making in Playground follows a hierarchical structure with three primary levels:</text:p>
      <text:list text:style-name="L22">
        <text:list-item>
          <text:p text:style-name="P56"><text:span text:style-name="Strong_20_Emphasis">Goals</text:span>: High-level objectives derived from drives and opportunities </text:p>
        </text:list-item>
        <text:list-item>
          <text:p text:style-name="P56"><text:span text:style-name="Strong_20_Emphasis">Task</text:span><text:span text:style-name="Strong_20_Emphasis"><text:span text:style-name="T3">_plans and Task</text:span></text:span><text:span text:style-name="Strong_20_Emphasis">s</text:span>: Concrete steps for achieving goals, with clear success criteria </text:p>
        </text:list-item>
        <text:list-item>
          <text:p text:style-name="P55"><text:span text:style-name="Strong_20_Emphasis">Acts</text:span>: Specific implementable actions (Think, Say, Do, Move, Look) </text:p>
        </text:list-item>
      </text:list>
      <text:p text:style-name="Text_20_body">This hierarchy creates a bridge between abstract motivations and concrete behaviors, enabling characters to pursue long-term objectives while responding appropriately to immediate situations. The system maintains stacks of goals and tasks, allowing characters to pursue complex sequences of actions while handling interruptions appropriately.</text:p>
      <text:p text:style-name="Text_20_body">For example, a character with the goal "Find food for dinner" might generate tasks such as "Check refrigerator" or "Go to market," each of which decomposes into specific acts like "Move East" or "Look at refrigerator contents."</text:p>
      <text:h text:style-name="Heading_20_2" text:outline-level="2">Embodied Cognition Approach</text:h>
      <text:p text:style-name="Text_20_body">Playground implements a form of embodied cognition where perception and action are tightly coupled:</text:p>
      <text:list text:style-name="L23">
        <text:list-item>
          <text:p text:style-name="P58">Characters perceive the environment through discrete sensory modes (visual, auditory, internal) </text:p>
        </text:list-item>
        <text:list-item>
          <text:p text:style-name="P58">Perception generates memory entries and drive signals </text:p>
        </text:list-item>
        <text:list-item>
          <text:p text:style-name="P58">Attention mechanisms focus on relevant aspects of the environment </text:p>
        </text:list-item>
        <text:list-item>
          <text:p text:style-name="P57">Actions modify the environment and generate new perceptual inputs </text:p>
        </text:list-item>
      </text:list>
      <text:p text:style-name="Text_20_body">This perception-action cycle grounds character cognition in the simulated environment, ensuring that decision-making remains contextually appropriate and responsive to changing circumstances.</text:p>
      <text:h text:style-name="Heading_20_2" text:outline-level="2">Memory Systems and Knowledge Representation</text:h>
      <text:p text:style-name="Text_20_body">Memory in Playground is implemented through a multi-layered system:</text:p>
      <text:list text:style-name="L24">
        <text:list-item>
          <text:p text:style-name="P60"><text:span text:style-name="Strong_20_Emphasis">Concrete Memories</text:span>: Individual experiences stored as timestamped entries </text:p>
        </text:list-item>
        <text:list-item>
          <text:p text:style-name="P60"><text:span text:style-name="Strong_20_Emphasis">Abstract Memories</text:span>: Patterns recognized across multiple concrete memories </text:p>
        </text:list-item>
        <text:list-item>
          <text:p text:style-name="P60"><text:span text:style-name="Strong_20_Emphasis">Narrative Memory</text:span>: Integrated understanding of personal history and identity </text:p>
        </text:list-item>
        <text:list-item>
          <text:p text:style-name="P59"><text:span text:style-name="Strong_20_Emphasis">Relationship Models</text:span>: Specific knowledge about other characters and interactions </text:p>
        </text:list-item>
      </text:list>
      <text:p text:style-name="Text_20_body"><text:soft-page-break/>The memory system employs embedding-based similarity measures to retrieve relevant memories during decision-making, ensuring that characters maintain contextual awareness of past experiences and learned patterns. Memory consolidation processes run periodically to abstract patterns from concrete experiences, simulating sleep-like memory organization found in human cognition.</text:p>
      <text:p text:style-name="Text_20_body">This comprehensive cognitive architecture enables characters in Playground to exhibit believable, goal-directed behavior that maintains consistency over time while adapting to new circumstances and interactions in the simulated environment.</text:p>
      <text:h text:style-name="Heading_20_1" text:outline-level="1">4. Memory Systems</text:h>
      <text:p text:style-name="Text_20_body">The memory architecture in Playground represents one of the system's most sophisticated components, enabling characters to maintain a coherent identity and learn from experiences over time. Unlike simple chatbot systems that rely solely on conversation history, Playground implements a multi-layered memory system inspired by cognitive science models of human memory.</text:p>
      <text:h text:style-name="Heading_20_2" text:outline-level="2">Structured Memory Implementation</text:h>
      <text:p text:style-name="Text_20_body">At the foundation of the memory system is the <text:span text:style-name="Source_20_Text">StructuredMemory</text:span> class, which provides a framework for organizing, storing, and retrieving memories. This class maintains two primary collections:</text:p>
      <text:list text:style-name="L25">
        <text:list-item>
          <text:p text:style-name="P61"><text:span text:style-name="Strong_20_Emphasis">Concrete Memories</text:span>: Individual experiential records represented by the <text:span text:style-name="Source_20_Text">MemoryEntry</text:span> class, containing:</text:p>
          <text:list>
            <text:list-item>
              <text:p text:style-name="P62">Text description of the experience </text:p>
            </text:list-item>
            <text:list-item>
              <text:p text:style-name="P62">Timestamp (simulation time) </text:p>
            </text:list-item>
            <text:list-item>
              <text:p text:style-name="P62">Importance score (0-1) </text:p>
            </text:list-item>
            <text:list-item>
              <text:p text:style-name="P62">Confidence rating </text:p>
            </text:list-item>
            <text:list-item>
              <text:p text:style-name="P62">Vector embedding for semantic retrieval </text:p>
            </text:list-item>
            <text:list-item>
              <text:p text:style-name="P62">Relationships to other memories </text:p>
            </text:list-item>
          </text:list>
        </text:list-item>
        <text:list-item>
          <text:p text:style-name="P61"><text:span text:style-name="Strong_20_Emphasis">Abstract Memories</text:span>: Pattern-based abstractions represented by the <text:span text:style-name="Source_20_Text">AbstractMemory</text:span> class, containing:</text:p>
          <text:list>
            <text:list-item>
              <text:p text:style-name="P62">Summary description </text:p>
            </text:list-item>
            <text:list-item>
              <text:p text:style-name="P62">Start and end timestamps </text:p>
            </text:list-item>
            <text:list-item>
              <text:p text:style-name="P62">References to constituent concrete memories </text:p>
            </text:list-item>
            <text:list-item>
              <text:p text:style-name="P62">Associated drives </text:p>
            </text:list-item>
            <text:list-item>
              <text:p text:style-name="P61">Active/inactive status </text:p>
            </text:list-item>
          </text:list>
        </text:list-item>
      </text:list>
      <text:p text:style-name="Text_20_body">The system uses a uniqu identifier system for memories, enabling direct cross-referencing between memory types and supporting efficient retrieval operations.</text:p>
      <text:h text:style-name="Heading_20_2" text:outline-level="2"><text:soft-page-break/>Abstract vs. Concrete Memories</text:h>
      <text:p text:style-name="Text_20_body">The relationship between concrete and abstract memories forms a key aspect of the system's cognitive realism:</text:p>
      <text:list text:style-name="L26">
        <text:list-item>
          <text:p text:style-name="P63"><text:span text:style-name="Strong_20_Emphasis">Concrete Memories</text:span> capture specific perceptual inputs and experiences, such as "I saw a mouse in the corner" or "Maya spoke to me about her gallery show."</text:p>
        </text:list-item>
        <text:list-item>
          <text:p text:style-name="P63"><text:span text:style-name="Strong_20_Emphasis">Abstract Memories</text:span> emerge from patterns detected across multiple concrete memories, such as "Hunting for food" or "Ongoing conflict with neighbor." These abstractions serve as compressed representations of repeated or related experiences.</text:p>
        </text:list-item>
      </text:list>
      <text:p text:style-name="Text_20_body">The system maintains active abstract memories that are updated as new related concrete memories form, simulating how humans track ongoing activities. When an abstract memory becomes inactive (the activity ends), it's stored for future reference while its constituent concrete memories become candidates for cleanup, mirroring how detailed episodic memories may fade while semantic understanding persists.</text:p>
      <text:h text:style-name="Heading_20_2" text:outline-level="2">Memory Consolidation Mechanisms</text:h>
      <text:p text:style-name="Text_20_body">The <text:span text:style-name="Source_20_Text">MemoryConsolidator</text:span> class implements processes that maintain and optimize memory systems over time:</text:p>
      <text:list text:style-name="L27">
        <text:list-item>
          <text:p text:style-name="P65"><text:span text:style-name="Strong_20_Emphasis">Abstraction Creation</text:span>: Analyzing concrete memories to detect patterns and form new abstractions </text:p>
        </text:list-item>
        <text:list-item>
          <text:p text:style-name="P65"><text:span text:style-name="Strong_20_Emphasis">Enhancement</text:span>: Improving abstraction summaries via LLM reasoning </text:p>
        </text:list-item>
        <text:list-item>
          <text:p text:style-name="P65"><text:span text:style-name="Strong_20_Emphasis">Merging</text:span>: Combining related abstractions into more comprehensive understanding </text:p>
        </text:list-item>
        <text:list-item>
          <text:p text:style-name="P65"><text:span text:style-name="Strong_20_Emphasis">Cleanup</text:span>: Removing redundant concrete memories while preserving important ones </text:p>
        </text:list-item>
        <text:list-item>
          <text:p text:style-name="P64"><text:span text:style-name="Strong_20_Emphasis">Pattern Detection</text:span>: Recognizing higher-order patterns across abstract memories </text:p>
        </text:list-item>
      </text:list>
      <text:p text:style-name="Text_20_body">These processes run periodically during a character's cognitive cycle, with additional "deep consolidation" occurring during periods of inactivity, simulating sleep-related memory consolidation in humans.</text:p>
      <text:h text:style-name="Heading_20_2" text:outline-level="2">Memory Retrieval and Salience</text:h>
      <text:p text:style-name="Text_20_body">The <text:span text:style-name="Source_20_Text">MemoryRetrieval</text:span> class provides mechanisms for accessing relevant memories during decision-making:</text:p>
      <text:list text:style-name="L28">
        <text:list-item>
          <text:p text:style-name="P67"><text:span text:style-name="Strong_20_Emphasis">Embedding-Based Retrieval</text:span>: Using vector similarity to find semantically related memories </text:p>
        </text:list-item>
        <text:list-item>
          <text:p text:style-name="P67"><text:span text:style-name="Strong_20_Emphasis">Drive-Based Retrieval</text:span>: Finding memories relevant to specific motivations </text:p>
        </text:list-item>
        <text:list-item>
          <text:p text:style-name="P67"><text:span text:style-name="Strong_20_Emphasis">Recency-Weighted Search</text:span>: Balancing similarity with temporal relevance </text:p>
        </text:list-item>
        <text:list-item>
          <text:p text:style-name="P66"><text:span text:style-name="Strong_20_Emphasis">Importance Filtering</text:span>: Prioritizing high-importance memories </text:p>
        </text:list-item>
      </text:list>
      <text:p text:style-name="Text_20_body">The system employs a sophisticated importance calculation that considers:</text:p>
      <text:list text:style-name="L29">
        <text:list-item>
          <text:p text:style-name="P69">Initial importance assignment </text:p>
        </text:list-item>
        <text:list-item>
          <text:p text:style-name="P69">Age decay functions </text:p>
        </text:list-item>
        <text:list-item>
          <text:p text:style-name="P69"><text:soft-page-break/>Drive relevance </text:p>
        </text:list-item>
        <text:list-item>
          <text:p text:style-name="P69">Emotional salience </text:p>
        </text:list-item>
        <text:list-item>
          <text:p text:style-name="P68">Frequency of related experiences </text:p>
        </text:list-item>
      </text:list>
      <text:p text:style-name="Text_20_body">This approach ensures that memory retrieval mimics human memory characteristics, where emotionally significant and recent experiences are more easily recalled than distant or mundane ones.</text:p>
      <text:p text:style-name="Text_20_body">Together, these memory systems enable Playground characters to maintain a persistent identity over time, learn from experiences, recognize patterns, and make decisions informed by their unique history within the simulation.</text:p>
      <text:h text:style-name="Heading_20_1" text:outline-level="1">5. Drive and Motivation System</text:h>
      <text:p text:style-name="Text_20_body">The drive and motivation system in Playground provides characters with intrinsic motivation and responsiveness to environmental opportunities and threats. This system gives characters a sense of purpose and agency beyond simply reacting to immediate stimuli, enabling more believable and consistent behavior patterns over time.</text:p>
      <text:h text:style-name="Heading_20_2" text:outline-level="2">Drive Representation and Evolution</text:h>
      <text:p text:style-name="Text_20_body">At the core of the motivation system is the <text:span text:style-name="Source_20_Text">Drive</text:span> class, which represents fundamental character needs and motivations:</text:p>
      <text:list text:style-name="L30">
        <text:list-item>
          <text:p text:style-name="P70"><text:span text:style-name="Strong_20_Emphasis">Basic Structure</text:span>: Each drive contains:</text:p>
          <text:list>
            <text:list-item>
              <text:p text:style-name="P71">Textual description (e.g., "find food and water," "maintain social bonds") </text:p>
            </text:list-item>
            <text:list-item>
              <text:p text:style-name="P71">Vector embedding for semantic matching </text:p>
            </text:list-item>
            <text:list-item>
              <text:p text:style-name="P71">Lists of attempted and satisfied goals </text:p>
            </text:list-item>
            <text:list-item>
              <text:p text:style-name="P71">Unique identifier for reference </text:p>
            </text:list-item>
          </text:list>
        </text:list-item>
        <text:list-item>
          <text:p text:style-name="P70"><text:span text:style-name="Strong_20_Emphasis">Drive Evolution</text:span>: Drives aren't static but evolve through experience:</text:p>
          <text:list>
            <text:list-item>
              <text:p text:style-name="P71">The <text:span text:style-name="Source_20_Text">update_on_goal_completion</text:span> method transforms drives based on goal outcomes </text:p>
            </text:list-item>
            <text:list-item>
              <text:p text:style-name="P71">Transformations follow patterns like scope changes (individual → collective) </text:p>
            </text:list-item>
            <text:list-item>
              <text:p text:style-name="P71">Temporal shifts (past-focused → future-oriented) </text:p>
            </text:list-item>
            <text:list-item>
              <text:p text:style-name="P71">Agency transformations (external validation → internal standards) </text:p>
            </text:list-item>
            <text:list-item>
              <text:p text:style-name="P70">Value evolutions (concrete goals → abstract values) </text:p>
            </text:list-item>
          </text:list>
        </text:list-item>
      </text:list>
      <text:p text:style-name="Text_20_body">This evolution system enables character motivations to develop naturally over time, reflecting experiences and creating narrative arcs that mirror human psychological development.</text:p>
      <text:h text:style-name="Heading_20_2" text:outline-level="2">Signal Detection and Clustering</text:h>
      <text:p text:style-name="Text_20_body">The drive system detects environmental signals through the <text:span text:style-name="Source_20_Text">DriveSignalManager</text:span> class:</text:p>
      <text:list text:style-name="L31">
        <text:list-item>
          <text:p text:style-name="P72"><text:span text:style-name="Strong_20_Emphasis">Signal Detection</text:span>: The <text:span text:style-name="Source_20_Text">analyze_text</text:span> method processes perceptual inputs to identify:</text:p>
          <text:list>
            <text:list-item>
              <text:p text:style-name="P73">Opportunities aligned with drives </text:p>
            </text:list-item>
            <text:list-item>
              <text:p text:style-name="P73"><text:soft-page-break/>Issues or threats to drive satisfaction </text:p>
            </text:list-item>
            <text:list-item>
              <text:p text:style-name="P73">Each with importance and urgency ratings </text:p>
            </text:list-item>
          </text:list>
        </text:list-item>
        <text:list-item>
          <text:p text:style-name="P72"><text:span text:style-name="Strong_20_Emphasis">Signal Clustering</text:span>: Related signals are grouped through:</text:p>
          <text:list>
            <text:list-item>
              <text:p text:style-name="P73">Embedding-based similarity measurement </text:p>
            </text:list-item>
            <text:list-item>
              <text:p text:style-name="P73">Dynamic clustering with recalibrating thresholds </text:p>
            </text:list-item>
            <text:list-item>
              <text:p text:style-name="P73">Outlier detection for anomalous signals </text:p>
            </text:list-item>
            <text:list-item>
              <text:p text:style-name="P73">Temporal weighting to prioritize recent patterns </text:p>
            </text:list-item>
          </text:list>
        </text:list-item>
        <text:list-item>
          <text:p text:style-name="P72"><text:span text:style-name="Strong_20_Emphasis">Cluster Scoring</text:span>: The <text:span text:style-name="Source_20_Text">get_scored_clusters</text:span> method ranks signal clusters by:</text:p>
          <text:list>
            <text:list-item>
              <text:p text:style-name="P73">Combined importance and urgency </text:p>
            </text:list-item>
            <text:list-item>
              <text:p text:style-name="P73">Signal density (number of related signals) </text:p>
            </text:list-item>
            <text:list-item>
              <text:p text:style-name="P73">Recency of constituent signals </text:p>
            </text:list-item>
            <text:list-item>
              <text:p text:style-name="P72">Relevance to character's primary drives </text:p>
            </text:list-item>
          </text:list>
        </text:list-item>
      </text:list>
      <text:p text:style-name="Text_20_body">The clustering mechanism prevents character behavior from being dominated by individual stimuli, instead responding to patterns of opportunity or threat over time.</text:p>
      <text:h text:style-name="Heading_20_2" text:outline-level="2">Emotional Stance Modeling</text:h>
      <text:p text:style-name="Text_20_body">Character emotions are represented through the <text:span text:style-name="Source_20_Text">EmotionalStance</text:span> class, which models emotional state along three dimensions:</text:p>
      <text:list text:style-name="L32">
        <text:list-item>
          <text:p text:style-name="P74"><text:span text:style-name="Strong_20_Emphasis">Arousal</text:span>: Energy level and activation intensity</text:p>
          <text:list>
            <text:list-item>
              <text:p text:style-name="P75">States include Vigilant, Anticipatory, Agitated, Relaxed, Exhausted, Compelled </text:p>
            </text:list-item>
          </text:list>
        </text:list-item>
        <text:list-item>
          <text:p text:style-name="P74"><text:span text:style-name="Strong_20_Emphasis">Tone</text:span>: Valence and core emotional quality</text:p>
          <text:list>
            <text:list-item>
              <text:p text:style-name="P75">States include Angry, Fearful, Anxious, Sad, Disgusted, Surprised, Curious, Joyful, Content </text:p>
            </text:list-item>
          </text:list>
        </text:list-item>
        <text:list-item>
          <text:p text:style-name="P74"><text:span text:style-name="Strong_20_Emphasis">Orientation</text:span>: Social positioning and stance toward others</text:p>
          <text:list>
            <text:list-item>
              <text:p text:style-name="P74">States include Controlling, Challenging, Appeasing, Avoiding, Supportive, Seeking Support, Connecting, Performing, Observing, Defending </text:p>
            </text:list-item>
          </text:list>
        </text:list-item>
      </text:list>
      <text:p text:style-name="Text_20_body">Emotional stances are derived from signal clusters, creating a bridge between environmental perceptions, internal drives, and emotional responses. This model enables a rich palette of emotional states that influence decision-making and communication style:</text:p>
      <text:p text:style-name="P2"><text:span text:style-name="Source_20_Text">emotionalState = EmotionalStance.from_signalClusters(self.driveSignalManager.clusters, self)</text:span></text:p>
      <text:p text:style-name="Text_20_body">The emotional stance system provides both inner consistency and visible expressiveness, allowing characters to manifest emotional responses that are appropriate to their situation and personality while being understandable to users.</text:p>
      <text:p text:style-name="Text_20_body">Together, these components form a sophisticated motivation system that provides characters with purpose, emotional depth, and responsive adaptation to their environment—key elements for creating believable artificial agents with persistent identities.</text:p>
      <text:h text:style-name="P1" text:outline-level="1">6. Decision Making Process</text:h>
      <text:p text:style-name="Text_20_body">The decision-making architecture in Playground implements a hierarchical process that bridges the gap between abstract motivations and concrete actions. This multi-layered approach enables characters to maintain goal coherence while adapting to changing circumstances, creating behavior that is both purposeful and responsive.</text:p>
      <text:h text:style-name="Heading_20_2" text:outline-level="2">Goal Generation from Drive Signals</text:h>
      <text:p text:style-name="Text_20_body">The goal generation process begins with the <text:span text:style-name="Source_20_Text">generate_goal_alternatives</text:span> method, which transforms drive signals into concrete objectives:</text:p>
      <text:list text:style-name="L33">
        <text:list-item>
          <text:p text:style-name="P76"><text:span text:style-name="Strong_20_Emphasis">Signal Cluster Analysis</text:span>: The system retrieves ranked signal clusters from the DriveSignalManager, selecting the highest-scoring clusters as focus areas.</text:p>
        </text:list-item>
        <text:list-item>
          <text:p text:style-name="P76"><text:span text:style-name="Strong_20_Emphasis">Emotional Context</text:span>: Each signal cluster is associated with an emotional stance, providing context for goal formation:</text:p>
          <text:p text:style-name="P3"><text:span text:style-name="Source_20_Text">for sc in focus_signalClusters:</text:span></text:p>
          <text:p text:style-name="P4"><text:span text:style-name="Source_20_Text"><text:s text:c="4"/>sc.emotional_stance = EmotionalStance.from_signalCluster(sc, self)</text:span></text:p>
        </text:list-item>
        <text:list-item>
          <text:p text:style-name="P76"><text:span text:style-name="Strong_20_Emphasis">LLM-Based Goal Formulation</text:span>: The system prompts the LLM to generate goal alternatives based on:</text:p>
          <text:list>
            <text:list-item>
              <text:p text:style-name="P77">Current situation and surroundings </text:p>
            </text:list-item>
            <text:list-item>
              <text:p text:style-name="P77">Character description and recent events </text:p>
            </text:list-item>
            <text:list-item>
              <text:p text:style-name="P77">Drive priorities and active signalClusters </text:p>
            </text:list-item>
            <text:list-item>
              <text:p text:style-name="P77">Recent memories and relationship status </text:p>
            </text:list-item>
          </text:list>
        </text:list-item>
        <text:list-item>
          <text:p text:style-name="P76"><text:span text:style-name="Strong_20_Emphasis">Goal Structure</text:span>: Each goal contains:</text:p>
          <text:list>
            <text:list-item>
              <text:p text:style-name="P77">Name and description </text:p>
            </text:list-item>
            <text:list-item>
              <text:p text:style-name="P77">Preconditions for attempt </text:p>
            </text:list-item>
            <text:list-item>
              <text:p text:style-name="P77">Clear termination criteria </text:p>
            </text:list-item>
            <text:list-item>
              <text:p text:style-name="P77">Associated actors (self and possibly others) </text:p>
            </text:list-item>
            <text:list-item>
              <text:p text:style-name="P76">References to originating drives and signal clusters </text:p>
            </text:list-item>
          </text:list>
        </text:list-item>
      </text:list>
      <text:p text:style-name="Text_20_body">This process generates multiple goal candidates that are then filtered through admissibility checks and either selected autonomously or presented for user choice.</text:p>
      <text:h text:style-name="Heading_20_2" text:outline-level="2">Task Planning for Goal Achievement</text:h>
      <text:p text:style-name="Text_20_body">Once a focus goal is selected, the system generates a task plan through the <text:span text:style-name="Source_20_Text">generate_task_plan</text:span> method:</text:p>
      <text:list text:style-name="L34">
        <text:list-item>
          <text:p text:style-name="P78"><text:span text:style-name="Strong_20_Emphasis">Task Composition</text:span>: The system requests a sequence of 3-6 tasks from the LLM that collectively:</text:p>
          <text:list>
            <text:list-item>
              <text:p text:style-name="P79">Are individually distinct yet exhaustive for achieving the goal </text:p>
            </text:list-item>
            <text:list-item>
              <text:p text:style-name="P79"><text:soft-page-break/>Have appropriate granularity (major steps, not micro-actions) </text:p>
            </text:list-item>
            <text:list-item>
              <text:p text:style-name="P79">Follow logical sequencing and dependencies </text:p>
            </text:list-item>
            <text:list-item>
              <text:p text:style-name="P79">Account for resource and time constraints </text:p>
            </text:list-item>
          </text:list>
        </text:list-item>
        <text:list-item>
          <text:p text:style-name="P78"><text:span text:style-name="Strong_20_Emphasis">Task Structure</text:span>: Each task includes:</text:p>
          <text:list>
            <text:list-item>
              <text:p text:style-name="P79">Name and description </text:p>
            </text:list-item>
            <text:list-item>
              <text:p text:style-name="P79">Reason for importance </text:p>
            </text:list-item>
            <text:list-item>
              <text:p text:style-name="P79">Start time and duration </text:p>
            </text:list-item>
            <text:list-item>
              <text:p text:style-name="P79">Termination criteria </text:p>
            </text:list-item>
            <text:list-item>
              <text:p text:style-name="P79">Actor assignments (self and possibly others) </text:p>
            </text:list-item>
          </text:list>
        </text:list-item>
        <text:list-item>
          <text:p text:style-name="P78"><text:span text:style-name="Strong_20_Emphasis">Task Validation</text:span>: Generated tasks are validated through the <text:span text:style-name="Source_20_Text">validate_and_create_task</text:span> method to ensure completeness and consistency.</text:p>
        </text:list-item>
        <text:list-item>
          <text:p text:style-name="P78"><text:span text:style-name="Strong_20_Emphasis">Task Stack Management</text:span>: The system maintains a stack of active tasks, allowing for:</text:p>
          <text:list>
            <text:list-item>
              <text:p text:style-name="P79">Task interruption and resumption </text:p>
            </text:list-item>
            <text:list-item>
              <text:p text:style-name="P79">Nested task handling </text:p>
            </text:list-item>
            <text:list-item>
              <text:p text:style-name="P78">Proper scope management </text:p>
            </text:list-item>
          </text:list>
        </text:list-item>
      </text:list>
      <text:p text:style-name="Text_20_body">This planning approach enables characters to break down abstract goals into concrete, actionable steps while maintaining the flexibility to adapt as circumstances change.</text:p>
      <text:h text:style-name="Heading_20_2" text:outline-level="2">Act Selection Mechanisms</text:h>
      <text:p text:style-name="Text_20_body">At the lowest level of the decision hierarchy, characters select specific acts through the <text:span text:style-name="Source_20_Text">generate_acts</text:span> method:</text:p>
      <text:list text:style-name="L35">
        <text:list-item>
          <text:p text:style-name="P80"><text:span text:style-name="Strong_20_Emphasis">Act Generation</text:span>: For the current focus task, the system generates multiple act alternatives that:</text:p>
          <text:list>
            <text:list-item>
              <text:p text:style-name="P81">Vary in mode (Think, Say, Do, Move, Look) </text:p>
            </text:list-item>
            <text:list-item>
              <text:p text:style-name="P81">Progress toward task completion </text:p>
            </text:list-item>
            <text:list-item>
              <text:p text:style-name="P81">Are consistent with character emotional state </text:p>
            </text:list-item>
            <text:list-item>
              <text:p text:style-name="P81">Consider previous act results and context </text:p>
            </text:list-item>
          </text:list>
        </text:list-item>
        <text:list-item>
          <text:p text:style-name="P80"><text:span text:style-name="Strong_20_Emphasis">Act Structure</text:span>: Each act contains:</text:p>
          <text:list>
            <text:list-item>
              <text:p text:style-name="P81">Mode of action </text:p>
            </text:list-item>
            <text:list-item>
              <text:p text:style-name="P81">Specific action text </text:p>
            </text:list-item>
            <text:list-item>
              <text:p text:style-name="P81">Target (if applicable) </text:p>
            </text:list-item>
            <text:list-item>
              <text:p text:style-name="P81">Duration estimate </text:p>
            </text:list-item>
            <text:list-item>
              <text:p text:style-name="P81">Reference to source task </text:p>
            </text:list-item>
          </text:list>
        </text:list-item>
        <text:list-item>
          <text:p text:style-name="P80"><text:span text:style-name="Strong_20_Emphasis">Weighting and Selection</text:span>: Acts are selected using a weighted system that:</text:p>
          <text:list>
            <text:list-item>
              <text:p text:style-name="P81">Applies exponential decay across alternatives to encourage variety </text:p>
            </text:list-item>
            <text:list-item>
              <text:p text:style-name="P81">Adjusts weights based on act mode (e.g., reducing weight for repetitive thinking) </text:p>
            </text:list-item>
            <text:list-item>
              <text:p text:style-name="P81">Considers emotional state appropriateness </text:p>
            </text:list-item>
            <text:list-item>
              <text:p text:style-name="P80">Factors in task progress and urgency </text:p>
            </text:list-item>
          </text:list>
        </text:list-item>
      </text:list>
      <text:p text:style-name="Text_20_body"><text:soft-page-break/>The selected acts are then executed in the environment, generating consequences that feed back into the perception system, continuing the cognitive cycle.</text:p>
      <text:h text:style-name="Heading_20_2" text:outline-level="2">Autonomy Controls and User Interaction Points</text:h>
      <text:p text:style-name="Text_20_body">The decision-making process includes multiple points where user control can be exercised:</text:p>
      <text:list text:style-name="L36">
        <text:list-item>
          <text:p text:style-name="P82"><text:span text:style-name="Strong_20_Emphasis">Autonomy Settings</text:span>: The <text:span text:style-name="Source_20_Text">Autonomy</text:span> class toggles autonomous selection at different levels:</text:p>
          <text:p text:style-name="P6"><text:span text:style-name="Source_20_Text">self.autonomy = Autonomy(signal=True, goal=True, task=True, action=True)</text:span></text:p>
        </text:list-item>
        <text:list-item>
          <text:p text:style-name="P82"><text:span text:style-name="Strong_20_Emphasis">User Choice Mechanisms</text:span>: When autonomy is disabled at a level, the system requests user selection:</text:p>
          <text:p text:style-name="P5"><text:span text:style-name="Source_20_Text">async def request_goal_choice(self, goals):</text:span></text:p>
          <text:p text:style-name="P5"><text:span text:style-name="Source_20_Text"><text:s text:c="4"/>if self.autonomy.goal:</text:span></text:p>
          <text:p text:style-name="P5"><text:span text:style-name="Source_20_Text"><text:s text:c="8"/># Autonomous selection</text:span></text:p>
          <text:p text:style-name="P5"><text:span text:style-name="Source_20_Text"><text:s text:c="4"/>else:</text:span></text:p>
          <text:p text:style-name="P6"><text:span text:style-name="Source_20_Text"><text:s text:c="8"/># Send choice request to UI and await response</text:span></text:p>
        </text:list-item>
        <text:list-item>
          <text:p text:style-name="P82"><text:span text:style-name="Strong_20_Emphasis">UI Integration</text:span>: Choice requests are formatted with context information to enable informed decisions:</text:p>
          <text:p text:style-name="P5"><text:span text:style-name="Source_20_Text">choice_request = {</text:span></text:p>
          <text:p text:style-name="P5"><text:span text:style-name="Source_20_Text"><text:s text:c="4"/>'text': 'goal_choice',</text:span></text:p>
          <text:p text:style-name="P5"><text:span text:style-name="Source_20_Text"><text:s text:c="4"/>'character_name': self.name,</text:span></text:p>
          <text:p text:style-name="P5"><text:span text:style-name="Source_20_Text"><text:s text:c="4"/>'options': [...]</text:span></text:p>
          <text:p text:style-name="P6"><text:span text:style-name="Source_20_Text">}</text:span></text:p>
        </text:list-item>
      </text:list>
      <text:p text:style-name="Text_20_body">This approach allows for varying levels of user control, from fully autonomous operation to detailed direction at each decision point, supporting both agent research and interactive narrative applications.</text:p>
      <text:p text:style-name="Text_20_body">The multi-level decision architecture enables characters to maintain coherent purposeful behavior while remaining responsive to environmental changes and social interactions, creating a balance between goal-directedness and adaptability.</text:p>
      <text:h text:style-name="Heading_20_1" text:outline-level="1">7. Social Cognition</text:h>
      <text:p text:style-name="Text_20_body">The social cognition system in Playground enables characters to engage in meaningful interactions with other agents, maintain relationship models, and participate in collaborative activities. This framework extends beyond simple dialogue to include relationship development, social understanding, and joint action coordination.</text:p>
      <text:h text:style-name="Heading_20_2" text:outline-level="2">Dialog Management System</text:h>
      <text:p text:style-name="Text_20_body">At the core of social interaction is the <text:span text:style-name="Source_20_Text">Dialog</text:span> class, which manages ongoing conversations:</text:p>
      <text:list text:style-name="L37">
        <text:list-item>
          <text:p text:style-name="P83"><text:span text:style-name="Strong_20_Emphasis">Dialog Context</text:span>: Each dialog maintains:</text:p>
          <text:list>
            <text:list-item>
              <text:p text:style-name="P84">References to participants </text:p>
            </text:list-item>
            <text:list-item>
              <text:p text:style-name="P84">Transcript history </text:p>
            </text:list-item>
            <text:list-item>
              <text:p text:style-name="P84"><text:soft-page-break/>Turn count and timestamps </text:p>
            </text:list-item>
            <text:list-item>
              <text:p text:style-name="P84">Fatigue metrics to model social energy </text:p>
            </text:list-item>
            <text:list-item>
              <text:p text:style-name="P84">Interrupted task tracking for context resumption </text:p>
            </text:list-item>
          </text:list>
        </text:list-item>
        <text:list-item>
          <text:p text:style-name="P83"><text:span text:style-name="Strong_20_Emphasis">Dialog Flow</text:span>: The conversation lifecycle is managed through:</text:p>
          <text:list>
            <text:list-item>
              <text:p text:style-name="P84"><text:span text:style-name="Source_20_Text">activate()</text:span>: Initializes a new dialog context </text:p>
            </text:list-item>
            <text:list-item>
              <text:p text:style-name="P84"><text:span text:style-name="Source_20_Text">add_turn()</text:span>: Records speaker contributions and updates fatigue </text:p>
            </text:list-item>
            <text:list-item>
              <text:p text:style-name="P84"><text:span text:style-name="Source_20_Text">get_transcript()</text:span>: Retrieves conversation history </text:p>
            </text:list-item>
            <text:list-item>
              <text:p text:style-name="P84"><text:span text:style-name="Source_20_Text">deactivate_dialog()</text:span>: Concludes the conversation and triggers memory updates </text:p>
            </text:list-item>
          </text:list>
        </text:list-item>
        <text:list-item>
          <text:p text:style-name="P83"><text:span text:style-name="Strong_20_Emphasis">Natural Dialog Termination</text:span>: The system models natural conversation ending through:</text:p>
          <text:list>
            <text:list-item>
              <text:p text:style-name="P84">The <text:span text:style-name="Source_20_Text">natural_dialog_end()</text:span> method that evaluates conversation state </text:p>
            </text:list-item>
            <text:list-item>
              <text:p text:style-name="P84">Analysis of question-answer patterns </text:p>
            </text:list-item>
            <text:list-item>
              <text:p text:style-name="P84">Recognition of commitment establishment </text:p>
            </text:list-item>
            <text:list-item>
              <text:p text:style-name="P83">Modeling of conversational fatigue </text:p>
            </text:list-item>
          </text:list>
        </text:list-item>
      </text:list>
      <text:p text:style-name="Text_20_body">This dialog framework supports both character-to-character conversations and internal character monologues, enabling rich self-reflection and social interaction.</text:p>
      <text:h text:style-name="Heading_20_2" text:outline-level="2">Known Actor Representation</text:h>
      <text:p text:style-name="Text_20_body">Characters maintain models of other agents through the <text:span text:style-name="Source_20_Text">KnownActorManager</text:span> and <text:span text:style-name="Source_20_Text">KnownActor</text:span> classes:</text:p>
      <text:list text:style-name="L38">
        <text:list-item>
          <text:p text:style-name="P85"><text:span text:style-name="Strong_20_Emphasis">Actor Models</text:span>: Each known actor contains:</text:p>
          <text:list>
            <text:list-item>
              <text:p text:style-name="P86">Reference to the target character </text:p>
            </text:list-item>
            <text:list-item>
              <text:p text:style-name="P86">Dialog history and state </text:p>
            </text:list-item>
            <text:list-item>
              <text:p text:style-name="P86">Visibility status </text:p>
            </text:list-item>
            <text:list-item>
              <text:p text:style-name="P86">Inferred goals </text:p>
            </text:list-item>
            <text:list-item>
              <text:p text:style-name="P86">Relationship description </text:p>
            </text:list-item>
          </text:list>
        </text:list-item>
        <text:list-item>
          <text:p text:style-name="P85"><text:span text:style-name="Strong_20_Emphasis">Reference Resolution</text:span>: The system includes sophisticated reference handling:</text:p>
          <text:list>
            <text:list-item>
              <text:p text:style-name="P86">The <text:span text:style-name="Source_20_Text">resolve_character()</text:span> method translates references to known actors </text:p>
            </text:list-item>
            <text:list-item>
              <text:p text:style-name="P86">Caching mechanisms optimize repeated references </text:p>
            </text:list-item>
            <text:list-item>
              <text:p text:style-name="P86">Character creation handles previously unencountered agents </text:p>
            </text:list-item>
            <text:list-item>
              <text:p text:style-name="P85">Resolution context prevents ambiguity </text:p>
            </text:list-item>
          </text:list>
        </text:list-item>
      </text:list>
      <text:p text:style-name="Text_20_body">This actor representation enables characters to maintain consistent understanding of other agents across multiple interactions and contexts.</text:p>
      <text:h text:style-name="Heading_20_2" text:outline-level="2">Relationship Modeling and Updates</text:h>
      <text:p text:style-name="Text_20_body">Relationships evolve over time through the <text:span text:style-name="Source_20_Text">update_relationship()</text:span> method:</text:p>
      <text:list text:style-name="L39">
        <text:list-item>
          <text:p text:style-name="P87"><text:span text:style-name="Strong_20_Emphasis">Relationship Analysis</text:span>: The system prompts the LLM to analyze interactions and update relationship models based on:</text:p>
          <text:list>
            <text:list-item>
              <text:p text:style-name="P88"><text:soft-page-break/>Previous relationship state </text:p>
            </text:list-item>
            <text:list-item>
              <text:p text:style-name="P88">Recent dialog content </text:p>
            </text:list-item>
            <text:list-item>
              <text:p text:style-name="P88">Observed behaviors </text:p>
            </text:list-item>
            <text:list-item>
              <text:p text:style-name="P88">Emotional reactions </text:p>
            </text:list-item>
          </text:list>
        </text:list-item>
        <text:list-item>
          <text:p text:style-name="P87"><text:span text:style-name="Strong_20_Emphasis">Structured Representation</text:span>: Relationships are represented as natural language descriptions that capture:</text:p>
          <text:list>
            <text:list-item>
              <text:p text:style-name="P88">Character's perception of the other's nature </text:p>
            </text:list-item>
            <text:list-item>
              <text:p text:style-name="P88">Current emotional stance toward them </text:p>
            </text:list-item>
            <text:list-item>
              <text:p text:style-name="P88">Recent relationship changes </text:p>
            </text:list-item>
            <text:list-item>
              <text:p text:style-name="P88">Ongoing dynamics and expectations </text:p>
            </text:list-item>
          </text:list>
        </text:list-item>
        <text:list-item>
          <text:p text:style-name="P87"><text:span text:style-name="Strong_20_Emphasis">Self-Model Maintenance</text:span>: Characters also maintain self-models through similar mechanisms, enabling consistent identity and self-awareness.</text:p>
        </text:list-item>
      </text:list>
      <text:p text:style-name="Text_20_body">This approach creates dynamic, evolving relationships that reflect interaction history and influence future character behavior.</text:p>
      <text:h text:style-name="Heading_20_2" text:outline-level="2">Joint Task Commitments</text:h>
      <text:p text:style-name="Text_20_body">The social cognition system includes mechanisms for establishing and tracking joint commitments:</text:p>
      <text:list text:style-name="L40">
        <text:list-item>
          <text:p text:style-name="P89"><text:span text:style-name="Strong_20_Emphasis">Commitment Extraction</text:span>: After dialog completion, characters analyze conversations for commitments through:</text:p>
          <text:list>
            <text:list-item>
              <text:p text:style-name="P90"><text:span text:style-name="Source_20_Text">update_joint_commitments_following_conversation()</text:span>: Identifies shared tasks </text:p>
            </text:list-item>
            <text:list-item>
              <text:p text:style-name="P90"><text:span text:style-name="Source_20_Text">update_individual_commitments_following_conversation()</text:span>: Identifies personal commitments </text:p>
            </text:list-item>
          </text:list>
        </text:list-item>
        <text:list-item>
          <text:p text:style-name="P89"><text:span text:style-name="Strong_20_Emphasis">Commitment Integration</text:span>: Identified commitments are integrated into the task system:</text:p>
          <text:list>
            <text:list-item>
              <text:p text:style-name="P90">Joint tasks are added to both participants' task lists </text:p>
            </text:list-item>
            <text:list-item>
              <text:p text:style-name="P90">Commitment strength is modeled to influence task priority </text:p>
            </text:list-item>
            <text:list-item>
              <text:p text:style-name="P90">Task dependencies are established for coordinated action </text:p>
            </text:list-item>
          </text:list>
        </text:list-item>
        <text:list-item>
          <text:p text:style-name="P89"><text:span text:style-name="Strong_20_Emphasis">Task Coordination</text:span>: Characters track partner progress through:</text:p>
          <text:list>
            <text:list-item>
              <text:p text:style-name="P90">Observation of actions related to joint tasks </text:p>
            </text:list-item>
            <text:list-item>
              <text:p text:style-name="P90">Explicit communication about task status </text:p>
            </text:list-item>
            <text:list-item>
              <text:p text:style-name="P89">Periodic confirmation of ongoing commitments </text:p>
            </text:list-item>
          </text:list>
        </text:list-item>
      </text:list>
      <text:p text:style-name="Text_20_body">This commitment system enables characters to coordinate complex behaviors requiring multiple participants, such as collaborative problem-solving or resource sharing.</text:p>
      <text:p text:style-name="Text_20_body">Through these mechanisms, Playground characters develop a sophisticated social understanding that spans from basic conversation management to complex relationship evolution and joint action coordination, creating a foundation for believable social dynamics within the simulation.</text:p>
      <text:h text:style-name="Heading_20_1" text:outline-level="1"><text:soft-page-break/>8. Cognitive Cycle Implementation</text:h>
      <text:p text:style-name="Text_20_body">The cognitive cycle in Playground represents the core operational loop through which characters perceive, think, and act within the simulation. This implementation integrates all cognitive subsystems into a coherent process that balances reactivity with deliberation and autonomy with user direction.</text:p>
      <text:h text:style-name="Heading_20_2" text:outline-level="2">Step-by-Step Walkthrough of a Cognitive Cycle</text:h>
      <text:p text:style-name="Text_20_body">The primary cognitive cycle is implemented in the <text:span text:style-name="Source_20_Text">cognitive_cycle</text:span> method, which proceeds through the following stages:</text:p>
      <text:list text:style-name="L41">
        <text:list-item>
          <text:p text:style-name="P91"><text:span text:style-name="Strong_20_Emphasis">Initialization Phase</text:span>:</text:p>
          <text:list>
            <text:list-item>
              <text:p text:style-name="P92">Update timestamp and cycle markers </text:p>
            </text:list-item>
            <text:list-item>
              <text:p text:style-name="P92">Consolidate memory and update narrative </text:p>
            </text:list-item>
            <text:list-item>
              <text:p text:style-name="P92">Ensure emotional state is current </text:p>
            </text:list-item>
          </text:list>
        </text:list-item>
        <text:list-item>
          <text:p text:style-name="P91"><text:span text:style-name="Strong_20_Emphasis">Goal Management</text:span>:</text:p>
          <text:list>
            <text:list-item>
              <text:p text:style-name="P92">Check if current goal is satisfied via <text:span text:style-name="Source_20_Text">clear_goal_if_satisfied()</text:span> </text:p>
            </text:list-item>
            <text:list-item>
              <text:p text:style-name="P92">If no active goal, generate alternatives and select new focus goal </text:p>
            </text:list-item>
            <text:list-item>
              <text:p text:style-name="P92">Update UI with character state changes </text:p>
            </text:list-item>
          </text:list>
        </text:list-item>
        <text:list-item>
          <text:p text:style-name="P91"><text:span text:style-name="Strong_20_Emphasis">Task Management</text:span>:</text:p>
          <text:list>
            <text:list-item>
              <text:p text:style-name="P92">Check if current task is complete via <text:span text:style-name="Source_20_Text">clear_task_if_satisfied()</text:span> </text:p>
            </text:list-item>
            <text:list-item>
              <text:p text:style-name="P92">If no active task, select next task from task list or generate new tasks </text:p>
            </text:list-item>
            <text:list-item>
              <text:p text:style-name="P92">Push selected task onto focus task stack </text:p>
            </text:list-item>
          </text:list>
        </text:list-item>
        <text:list-item>
          <text:p text:style-name="P91"><text:span text:style-name="Strong_20_Emphasis">Action Execution</text:span>:</text:p>
          <text:list>
            <text:list-item>
              <text:p text:style-name="P92">Step through tasks via <text:span text:style-name="Source_20_Text">step_tasks()</text:span> method </text:p>
            </text:list-item>
            <text:list-item>
              <text:p text:style-name="P92">Generate act alternatives for current task </text:p>
            </text:list-item>
            <text:list-item>
              <text:p text:style-name="P92">Select and execute specific act </text:p>
            </text:list-item>
            <text:list-item>
              <text:p text:style-name="P112">Subtask for commitments generated during action execution</text:p>
            </text:list-item>
          </text:list>
        </text:list-item>
        <text:list-item>
          <text:p text:style-name="P91"><text:span text:style-name="Strong_20_Emphasis">Time Advancement</text:span>:</text:p>
          <text:list>
            <text:list-item>
              <text:p text:style-name="P92">Choose appropriate delay for next cycle via <text:span text:style-name="Source_20_Text">choose_delay()</text:span> </text:p>
            </text:list-item>
            <text:list-item>
              <text:p text:style-name="P92">Advance simulation time accordingly </text:p>
            </text:list-item>
            <text:list-item>
              <text:p text:style-name="P92">Update world state if significant time has passed </text:p>
            </text:list-item>
          </text:list>
        </text:list-item>
        <text:list-item>
          <text:p text:style-name="P91"><text:span text:style-name="Strong_20_Emphasis">Cycle Completion</text:span>:</text:p>
          <text:list>
            <text:list-item>
              <text:p text:style-name="P92">Reset new memory counter </text:p>
            </text:list-item>
            <text:list-item>
              <text:p text:style-name="P91">Prepare for next cognitive cycle </text:p>
            </text:list-item>
          </text:list>
        </text:list-item>
      </text:list>
      <text:p text:style-name="Text_20_body">This process runs asynchronously for each character, allowing parallel operation while maintaining coordination through the shared world state.</text:p>
      <text:h text:style-name="Heading_20_2" text:outline-level="2"><text:soft-page-break/>LLM Prompt Engineering for Cognitive Processes</text:h>
      <text:p text:style-name="Text_20_body">Each cognitive function utilizes specialized prompt engineering to elicit appropriate responses from the underlying LLM:</text:p>
      <text:list text:style-name="L42">
        <text:list-item>
          <text:p text:style-name="P93"><text:span text:style-name="Strong_20_Emphasis">Structured Output Control</text:span>: Prompts use hash-formatted text and XML templates to ensure parseable responses:</text:p>
          <text:p text:style-name="P7"><text:span text:style-name="Source_20_Text">prompt = [UserMessage(content="""Respond using the following hash-formatted text:</text:span></text:p>
          <text:p text:style-name="P7"><text:span text:style-name="Source_20_Text">#status complete/partial/insufficient</text:span></text:p>
          <text:p text:style-name="P7"><text:span text:style-name="Source_20_Text">#progress&gt;0-100</text:span></text:p>
          <text:p text:style-name="P7"><text:span text:style-name="Source_20_Text">##</text:span></text:p>
          <text:p text:style-name="P8"><text:span text:style-name="Source_20_Text">""")]</text:span></text:p>
        </text:list-item>
        <text:list-item>
          <text:p text:style-name="P93"><text:span text:style-name="Strong_20_Emphasis">Context Integration</text:span>: Prompts include relevant aspects of character state and perception:</text:p>
          <text:p text:style-name="P7"><text:span text:style-name="Source_20_Text">bindings = {"name": character.name,</text:span></text:p>
          <text:p text:style-name="P7"><text:span text:style-name="Source_20_Text"><text:s text:c="11"/>"character": character.character,</text:span></text:p>
          <text:p text:style-name="P7"><text:span text:style-name="Source_20_Text"><text:s text:c="11"/>"drives": "\n".join([d.text for d in character.drives]),</text:span></text:p>
          <text:p text:style-name="P7"><text:span text:style-name="Source_20_Text"><text:s text:c="11"/>"narrative": character.narrative.get_summary('medium'),</text:span></text:p>
          <text:p text:style-name="P8"><text:span text:style-name="Source_20_Text"><text:s text:c="11"/>...}</text:span></text:p>
        </text:list-item>
        <text:list-item>
          <text:p text:style-name="P93"><text:span text:style-name="Strong_20_Emphasis">Function-Specific Framing</text:span>: Each cognitive function gets specialized framing:</text:p>
          <text:list>
            <text:list-item>
              <text:p text:style-name="P94">Goal generation emphasizes long-term patterns and motivations </text:p>
            </text:list-item>
            <text:list-item>
              <text:p text:style-name="P94">Task planning focuses on practical steps and dependencies </text:p>
            </text:list-item>
            <text:list-item>
              <text:p text:style-name="P94">Act selection encourages immediate environmental engagement </text:p>
            </text:list-item>
          </text:list>
        </text:list-item>
        <text:list-item>
          <text:p text:style-name="P93"><text:span text:style-name="Strong_20_Emphasis">Example-Based Guidance</text:span>: Complex functions include exemplars to guide LLM response format:</text:p>
          <text:p text:style-name="P7"><text:span text:style-name="Source_20_Text">"""===Examples===</text:span></text:p>
          <text:p text:style-name="P7"><text:span text:style-name="Source_20_Text">Task:</text:span></text:p>
          <text:p text:style-name="P7"><text:span text:style-name="Source_20_Text">Find food.</text:span></text:p>
          <text:p text:style-name="P7"/>
          <text:p text:style-name="P7"><text:span text:style-name="Source_20_Text">Response:</text:span></text:p>
          <text:p text:style-name="P7"><text:span text:style-name="Source_20_Text">#mode Move</text:span></text:p>
          <text:p text:style-name="P7"><text:span text:style-name="Source_20_Text">#action berries#2</text:span></text:p>
          <text:p text:style-name="P7"><text:span text:style-name="Source_20_Text">#duration 15 minute</text:span></text:p>
          <text:p text:style-name="P7"><text:span text:style-name="Source_20_Text">#target Samantha</text:span></text:p>
          <text:p text:style-name="P7"><text:span text:style-name="Source_20_Text">##</text:span></text:p>
          <text:p text:style-name="P7"><text:span text:style-name="Source_20_Text">&lt;/act&gt;</text:span></text:p>
          <text:p text:style-name="P8"><text:span text:style-name="Source_20_Text">===End Examples==="""</text:span></text:p>
        </text:list-item>
      </text:list>
      <text:p text:style-name="Text_20_body">This prompt engineering approach leverages LLM capabilities for natural language understanding while imposing necessary structure for computational integration.</text:p>
      <text:h text:style-name="Heading_20_2" text:outline-level="2">Asynchronous Processing Model</text:h>
      <text:p text:style-name="Text_20_body">The cognitive cycle operates within an asynchronous framework:</text:p>
      <text:list text:style-name="L43">
        <text:list-item>
          <text:p text:style-name="P95"><text:span text:style-name="Strong_20_Emphasis">Coroutine-Based Implementation</text:span>: The system uses Python's <text:span text:style-name="Source_20_Text">asyncio</text:span> framework:</text:p>
          <text:p text:style-name="P9"><text:span text:style-name="Source_20_Text">async def cognitive_cycle(self, sense_data='', ui_queue=None):</text:span></text:p>
          <text:p text:style-name="P9"><text:soft-page-break/><text:span text:style-name="Source_20_Text"><text:s text:c="4"/># Cycle implementation</text:span></text:p>
          <text:p text:style-name="P9"><text:span text:style-name="Source_20_Text"><text:s text:c="4"/>await self.clear_goal_if_satisfied(self.focus_goal)</text:span></text:p>
          <text:p text:style-name="P10"><text:span text:style-name="Source_20_Text"><text:s text:c="4"/># Additional asynchronous steps</text:span></text:p>
        </text:list-item>
        <text:list-item>
          <text:p text:style-name="P95"><text:span text:style-name="Strong_20_Emphasis">Yielding Control</text:span>: Key points yield control to allow parallel processing:</text:p>
          <text:p text:style-name="P10"><text:span text:style-name="Source_20_Text">await asyncio.sleep(0.1) <text:s/># Yield control briefly</text:span></text:p>
        </text:list-item>
        <text:list-item>
          <text:p text:style-name="P95"><text:span text:style-name="Strong_20_Emphasis">Message Queue Integration</text:span>: Character outputs are published to message queues:</text:p>
          <text:p text:style-name="P10"><text:span text:style-name="Source_20_Text">self.context.message_queue.put({'name': self.name, 'text': self.show})</text:span></text:p>
        </text:list-item>
        <text:list-item>
          <text:p text:style-name="P95"><text:span text:style-name="Strong_20_Emphasis">User Interaction Handling</text:span>: User choice requests operate asynchronously:</text:p>
          <text:p text:style-name="P9"><text:span text:style-name="Source_20_Text">async def request_goal_choice(self, goals):</text:span></text:p>
          <text:p text:style-name="P9"><text:span text:style-name="Source_20_Text"><text:s text:c="4"/># Send request and await response with timeout</text:span></text:p>
          <text:p text:style-name="P9"><text:span text:style-name="Source_20_Text"><text:s text:c="4"/>while waited &lt; 40.0:</text:span></text:p>
          <text:p text:style-name="P9"><text:span text:style-name="Source_20_Text"><text:s text:c="8"/>await asyncio.sleep(0.1)</text:span></text:p>
          <text:p text:style-name="P9"><text:span text:style-name="Source_20_Text"><text:s text:c="8"/>waited += 0.1</text:span></text:p>
          <text:p text:style-name="P9"><text:span text:style-name="Source_20_Text"><text:s text:c="8"/>if not self.context.choice_response.empty():</text:span></text:p>
          <text:p text:style-name="P10"><text:span text:style-name="Source_20_Text"><text:s text:c="12"/># Process response</text:span></text:p>
        </text:list-item>
      </text:list>
      <text:p text:style-name="Text_20_body">This asynchronous approach enables multiple characters to operate concurrently, responding to each other and environmental changes while maintaining responsive user interaction.</text:p>
      <text:p text:style-name="Text_20_body">The cognitive cycle implementation creates a balance between structured cognition and natural language capabilities, leveraging LLMs for reasoning while maintaining the computational structure necessary for coherent agent behavior over time. The result is characters that can operate autonomously with believable motivation and purpose, while remaining responsive to both environment and user direction.</text:p>
      <text:h text:style-name="Heading_20_1" text:outline-level="1">9. World Model and Context</text:h>
      <text:p text:style-name="Text_20_body">The world model and context system in Playground provides the shared environment in which characters operate, establishing physical constraints, resource availability, and interaction possibilities. This framework grounds character cognition in a consistent simulated reality, enabling believable environmental engagement and inter-character interactions.</text:p>
      <text:h text:style-name="Heading_20_2" text:outline-level="2">Environmental Representation</text:h>
      <text:p text:style-name="Text_20_body">The environmental model is centered around the <text:span text:style-name="Source_20_Text">Context</text:span> and <text:span text:style-name="Source_20_Text">WorldMap</text:span> classes:</text:p>
      <text:list text:style-name="L44">
        <text:list-item>
          <text:p text:style-name="P96"><text:span text:style-name="Strong_20_Emphasis">Context Class</text:span>: Manages the overall simulation state:</text:p>
          <text:list>
            <text:list-item>
              <text:p text:style-name="P97">Maintains references to all characters and NPCs </text:p>
            </text:list-item>
            <text:list-item>
              <text:p text:style-name="P97">Tracks simulation time and handles temporal advancement </text:p>
            </text:list-item>
            <text:list-item>
              <text:p text:style-name="P97">Stores the current narrative state description </text:p>
            </text:list-item>
            <text:list-item>
              <text:p text:style-name="P97">Coordinates communication between characters and UI </text:p>
            </text:list-item>
          </text:list>
        </text:list-item>
        <text:list-item>
          <text:p text:style-name="P96"><text:span text:style-name="Strong_20_Emphasis">WorldMap Class</text:span>: Represents the physical environment:</text:p>
          <text:list>
            <text:list-item>
              <text:p text:style-name="P97">Uses a grid-based patch system for terrain, elevation, and features </text:p>
            </text:list-item>
            <text:list-item>
              <text:p text:style-name="P97"><text:soft-page-break/>Supports different scenario types (rural, suburban, forest, coastal) </text:p>
            </text:list-item>
            <text:list-item>
              <text:p text:style-name="P97">Handles visibility calculations and line-of-sight determination </text:p>
            </text:list-item>
            <text:list-item>
              <text:p text:style-name="P96">Models infrastructure like roads and buildings </text:p>
            </text:list-item>
          </text:list>
        </text:list-item>
      </text:list>
      <text:p text:style-name="Text_20_body">The environment is dynamically generated based on scenario parameters, creating varied settings with appropriate terrain distribution, infrastructure density, and resource placement.</text:p>
      <text:h text:style-name="Heading_20_2" text:outline-level="2">Resource and Property Systems</text:h>
      <text:p text:style-name="Text_20_body">The simulation includes sophisticated resource and property management:</text:p>
      <text:list text:style-name="L45">
        <text:list-item>
          <text:p text:style-name="P98"><text:span text:style-name="Strong_20_Emphasis">Resource System</text:span>:</text:p>
          <text:list>
            <text:list-item>
              <text:p text:style-name="P99">Resources are defined by type, location, and properties </text:p>
            </text:list-item>
            <text:list-item>
              <text:p text:style-name="P99">The <text:span text:style-name="Source_20_Text">resource_registry</text:span> maintains all resource instances </text:p>
            </text:list-item>
            <text:list-item>
              <text:p text:style-name="P99">Resource placement follows terrain-based distribution rules </text:p>
            </text:list-item>
            <text:list-item>
              <text:p text:style-name="P99">Characters can perceive, track, and interact with resources </text:p>
            </text:list-item>
          </text:list>
        </text:list-item>
        <text:list-item>
          <text:p text:style-name="P98"><text:span text:style-name="Strong_20_Emphasis">Property System</text:span>:</text:p>
          <text:list>
            <text:list-item>
              <text:p text:style-name="P99">Properties define ownership boundaries for terrain areas </text:p>
            </text:list-item>
            <text:list-item>
              <text:p text:style-name="P99">The <text:span text:style-name="Source_20_Text">property_registry</text:span> tracks property boundaries and ownership </text:p>
            </text:list-item>
            <text:list-item>
              <text:p text:style-name="P99">Properties influence character permissions and resource access </text:p>
            </text:list-item>
            <text:list-item>
              <text:p text:style-name="P98">Property types vary by scenario (farms, houses, workshops) </text:p>
            </text:list-item>
          </text:list>
        </text:list-item>
      </text:list>
      <text:p text:style-name="Text_20_body">Characters maintain knowledge of resources and properties through the <text:span text:style-name="Source_20_Text">KnownResourceManager</text:span> class, which tracks discovered environmental elements and their characteristics.</text:p>
      <text:h text:style-name="Heading_20_2" text:outline-level="2">Visibility and Perceptual Mechanisms</text:h>
      <text:p text:style-name="Text_20_body">Environmental perception is implemented through a sophisticated visibility system:</text:p>
      <text:list text:style-name="L46">
        <text:list-item>
          <text:p text:style-name="P100"><text:span text:style-name="Strong_20_Emphasis">Line-of-Sight Calculation</text:span>: The <text:span text:style-name="Source_20_Text">is_visible</text:span> method uses Bresenham's algorithm with:</text:p>
          <text:list>
            <text:list-item>
              <text:p text:style-name="P101">Elevation-based occlusion handling </text:p>
            </text:list-item>
            <text:list-item>
              <text:p text:style-name="P101">Distance-based attenuation </text:p>
            </text:list-item>
            <text:list-item>
              <text:p text:style-name="P101">Terrain transparency factors </text:p>
            </text:list-item>
          </text:list>
        </text:list-item>
        <text:list-item>
          <text:p text:style-name="P100"><text:span text:style-name="Strong_20_Emphasis">Perceptual Extraction</text:span>: When characters observe the environment, they receive:</text:p>
          <text:list>
            <text:list-item>
              <text:p text:style-name="P101">Terrain descriptions for visible areas </text:p>
            </text:list-item>
            <text:list-item>
              <text:p text:style-name="P101">Resource listings with distances </text:p>
            </text:list-item>
            <text:list-item>
              <text:p text:style-name="P101">Character sightings with relevant details </text:p>
            </text:list-item>
            <text:list-item>
              <text:p text:style-name="P101">Infrastructure and property information </text:p>
            </text:list-item>
          </text:list>
        </text:list-item>
        <text:list-item>
          <text:p text:style-name="P100"><text:span text:style-name="Strong_20_Emphasis">Direction-Based Organization</text:span>: Perceptual data is organized by direction:</text:p>
          <text:p text:style-name="P11"><text:span text:style-name="Source_20_Text">&lt;visibility_report&gt;</text:span></text:p>
          <text:p text:style-name="P11"><text:span text:style-name="Source_20_Text"><text:s text:c="2"/>&lt;North&gt;</text:span></text:p>
          <text:p text:style-name="P11"><text:span text:style-name="Source_20_Text"><text:s text:c="4"/>&lt;visibility&gt;10&lt;/visibility&gt;</text:span></text:p>
          <text:p text:style-name="P11"><text:span text:style-name="Source_20_Text"><text:s text:c="4"/>&lt;terrain&gt;Forest&lt;/terrain&gt;</text:span></text:p>
          <text:p text:style-name="P11"><text:span text:style-name="Source_20_Text"><text:s text:c="4"/>&lt;slope&gt;Uphill&lt;/slope&gt;</text:span></text:p>
          <text:p text:style-name="P11"><text:span text:style-name="Source_20_Text"><text:s text:c="4"/>&lt;resources&gt;...&lt;/resources&gt;</text:span></text:p>
          <text:p text:style-name="P11"><text:soft-page-break/><text:span text:style-name="Source_20_Text"><text:s text:c="2"/>&lt;/North&gt;</text:span></text:p>
          <text:p text:style-name="P11"><text:span text:style-name="Source_20_Text"><text:s text:c="2"/>&lt;!-- Other directions --&gt;</text:span></text:p>
          <text:p text:style-name="P12"><text:span text:style-name="Source_20_Text">&lt;/visibility_report&gt;</text:span></text:p>
        </text:list-item>
      </text:list>
      <text:p text:style-name="Text_20_body">This visibility system creates realistic perceptual limitations that encourage exploration and limit omniscience, contributing to believable agent behavior.</text:p>
      <text:h text:style-name="Heading_20_2" text:outline-level="2">Event and Consequence Processing</text:h>
      <text:p text:style-name="Text_20_body">The environment processes character actions and generates consequences through several mechanisms:</text:p>
      <text:list text:style-name="L47">
        <text:list-item>
          <text:p text:style-name="P102"><text:span text:style-name="Strong_20_Emphasis">Action Consequence Generation</text:span>: When characters act, the <text:span text:style-name="Source_20_Text">do</text:span> method:</text:p>
          <text:list>
            <text:list-item>
              <text:p text:style-name="P103">Analyzes the action in context </text:p>
            </text:list-item>
            <text:list-item>
              <text:p text:style-name="P103">Determines physical effects </text:p>
            </text:list-item>
            <text:list-item>
              <text:p text:style-name="P103">Calculates perceptual changes for all characters </text:p>
            </text:list-item>
            <text:list-item>
              <text:p text:style-name="P103">Updates environmental state accordingly </text:p>
            </text:list-item>
          </text:list>
        </text:list-item>
        <text:list-item>
          <text:p text:style-name="P102"><text:span text:style-name="Strong_20_Emphasis">World Updates</text:span>: Periodic world updates occur through:</text:p>
          <text:list>
            <text:list-item>
              <text:p text:style-name="P103">The <text:span text:style-name="Source_20_Text">update</text:span> method that advances simulation time </text:p>
            </text:list-item>
            <text:list-item>
              <text:p text:style-name="P103">Environmental changes like weather and lighting </text:p>
            </text:list-item>
            <text:list-item>
              <text:p text:style-name="P103">Background events unrelated to character actions </text:p>
            </text:list-item>
            <text:list-item>
              <text:p text:style-name="P103">Narrative progression elements </text:p>
            </text:list-item>
          </text:list>
        </text:list-item>
        <text:list-item>
          <text:p text:style-name="P102"><text:span text:style-name="Strong_20_Emphasis">Event Distribution</text:span>: The system distributes event information:</text:p>
          <text:list>
            <text:list-item>
              <text:p text:style-name="P103">Direct percepts to relevant characters </text:p>
            </text:list-item>
            <text:list-item>
              <text:p text:style-name="P103">Public events to all nearby characters </text:p>
            </text:list-item>
            <text:list-item>
              <text:p text:style-name="P102">Private experiences only to participating characters </text:p>
            </text:list-item>
          </text:list>
        </text:list-item>
      </text:list>
      <text:p text:style-name="Text_20_body">This consequence system ensures that character actions have meaningful impacts on the environment, creating a responsive world that reacts appropriately to agent behavior.</text:p>
      <text:p text:style-name="Text_20_body">The world model and context system forms the foundation upon which character cognition operates, providing a consistent, persistent environment that grounds interactions, constrains possibilities, and creates shared history among characters. This grounding is essential for creating believable agent behavior that responds appropriately to physical and social realities.</text:p>
      <text:h text:style-name="Heading_20_1" text:outline-level="1">10. Technical Implementation Details</text:h>
      <text:p text:style-name="Text_20_body">The technical implementation of Playground combines several sophisticated software engineering approaches to support the cognitive architecture described in previous sections. Rather than focusing on specific code examples, this section explores the key architectural patterns that enable the system's robust and flexible operation.</text:p>
      <text:h text:style-name="Heading_20_2" text:outline-level="2">Stack-Based Task Management</text:h>
      <text:p text:style-name="Text_20_body">Playground implements a stack-based approach to task management that enables nested task execution and proper handling of interruptions:</text:p>
      <text:list text:style-name="L48">
        <text:list-item>
          <text:p text:style-name="P105"><text:soft-page-break/>Characters maintain a focus task stack that tracks active tasks in priority order </text:p>
        </text:list-item>
        <text:list-item>
          <text:p text:style-name="P105">New tasks can be pushed onto the stack when interruptions occur </text:p>
        </text:list-item>
        <text:list-item>
          <text:p text:style-name="P105">Completed tasks are popped, allowing automatic resumption of previous tasks </text:p>
        </text:list-item>
        <text:list-item>
          <text:p text:style-name="P105">Special task types like dialogs receive specialized stack handling </text:p>
        </text:list-item>
        <text:list-item>
          <text:p text:style-name="P104">Task stack inspection allows for contextual awareness during decision-making </text:p>
        </text:list-item>
      </text:list>
      <text:p text:style-name="Text_20_body">This approach mirrors human attention management, allowing characters to handle interruptions while maintaining their overall goals and prior commitments.</text:p>
      <text:h text:style-name="Heading_20_2" text:outline-level="2">Message Passing Architecture</text:h>
      <text:p text:style-name="Text_20_body">The system employs a message-passing architecture to decouple components and enable asynchronous operation:</text:p>
      <text:list text:style-name="L49">
        <text:list-item>
          <text:p text:style-name="P107">Characters communicate with each other and the environment through message queues </text:p>
        </text:list-item>
        <text:list-item>
          <text:p text:style-name="P107">Messages include typed payloads for different communication needs (updates, dialogs, choices) </text:p>
        </text:list-item>
        <text:list-item>
          <text:p text:style-name="P107">A transcript system maintains persistent record of important messages </text:p>
        </text:list-item>
        <text:list-item>
          <text:p text:style-name="P107">Message handlers process queue contents asynchronously </text:p>
        </text:list-item>
        <text:list-item>
          <text:p text:style-name="P106">Priority mechanisms ensure critical messages receive timely processing </text:p>
        </text:list-item>
      </text:list>
      <text:p text:style-name="Text_20_body">This architecture creates a flexible, resilient communication system where components can operate independently while maintaining coordination through message exchange.</text:p>
      <text:h text:style-name="Heading_20_2" text:outline-level="2">Server-Client Simulation Framework</text:h>
      <text:p text:style-name="Text_20_body">Playground implements a server-client approach to separate simulation processing from user interface concerns:</text:p>
      <text:list text:style-name="L50">
        <text:list-item>
          <text:p text:style-name="P109">The simulation server manages the world state and character processing </text:p>
        </text:list-item>
        <text:list-item>
          <text:p text:style-name="P109">Command and result sockets enable bidirectional communication </text:p>
        </text:list-item>
        <text:list-item>
          <text:p text:style-name="P109">Request-response patterns handle user interactions </text:p>
        </text:list-item>
        <text:list-item>
          <text:p text:style-name="P109">Asynchronous notification delivers simulation events to interfaces </text:p>
        </text:list-item>
        <text:list-item>
          <text:p text:style-name="P108">Background processing allows simulation to continue during user interaction pauses </text:p>
        </text:list-item>
      </text:list>
      <text:p text:style-name="Text_20_body">This separation of concerns enables multiple interface options (web, command-line, programmatic) while maintaining a consistent simulation core.</text:p>
      <text:h text:style-name="Heading_20_2" text:outline-level="2">LLM Integration Framework</text:h>
      <text:p text:style-name="Text_20_body">Rather than direct API calls, Playground employs a comprehensive framework for LLM integration:</text:p>
      <text:list text:style-name="L51">
        <text:list-item>
          <text:p text:style-name="P111">An abstraction layer provides consistent interfaces across different LLM providers </text:p>
        </text:list-item>
        <text:list-item>
          <text:p text:style-name="P111">Structured output formats (hash-formatted text, XML) enable reliable parsing of LLM responses </text:p>
        </text:list-item>
        <text:list-item>
          <text:p text:style-name="P111">Prompt engineering techniques frame cognitive operations appropriately </text:p>
        </text:list-item>
        <text:list-item>
          <text:p text:style-name="P111">Error handling mechanisms manage malformed or incomplete responses </text:p>
        </text:list-item>
        <text:list-item>
          <text:p text:style-name="P110">Context management optimizes token usage across multiple LLM interactions </text:p>
        </text:list-item>
      </text:list>
      <text:p text:style-name="Text_20_body"><text:soft-page-break/>This framework bridges the gap between the flexible natural language capabilities of LLMs and the structured requirements of the simulation environment.</text:p>
      <text:p text:style-name="Text_20_body">Through these architectural approaches, Playground achieves a balance between engineering rigor and cognitive flexibility. The implementation supports complex agent behaviors while maintaining system modularity, extensibility, and performance. This architectural foundation enables the sophisticated cognitive behaviors described in previous sections while providing a stable platform for ongoing research and development.</text:p>
      <text:h text:style-name="Heading_20_1" text:outline-level="1">1<text:span text:style-name="T1">1</text:span>. <text:span text:style-name="T3">Summary</text:span> Playground Cognitive Architecture</text:h>
      <text:p text:style-name="Text_20_body">The Playground cognitive architecture represents a significant advancement in LLM-based autonomous agent design, offering a comprehensive framework for creating persistent, believable characters with coherent motivations and behaviors. By integrating structured computational approaches with the natural language understanding of LLMs, Playground addresses many of the fundamental challenges in creating autonomous agents that maintain consistent identity and purpose over time.</text:p>
      <text:p text:style-name="Text_20_body">The architecture's key innovations lie in several critical areas:</text:p>
      <text:p text:style-name="Text_20_body"><text:span text:style-name="Strong_20_Emphasis">Hierarchical Decision Making</text:span>: The goals-tasks-acts hierarchy provides a robust framework that bridges abstract motivations and concrete actions, enabling characters to pursue long-term objectives while responding appropriately to immediate situations. This structure allows for coherent purposeful behavior that can adapt to changing circumstances.</text:p>
      <text:p text:style-name="Text_20_body"><text:span text:style-name="Strong_20_Emphasis">Multi-Layered Memory Systems</text:span>: The combination of concrete and abstract memories, coupled with consolidation processes, enables characters to learn from experience and develop over time. This memory architecture supports narrative continuity and identity persistence that goes beyond simple response generation.</text:p>
      <text:p text:style-name="Text_20_body"><text:span text:style-name="Strong_20_Emphasis">Drive and Emotion Integration</text:span>: The drive system with signal detection and clustering creates intrinsic motivation that evolves through experience. When combined with the emotional stance framework, this produces characters with believable psychological depth and appropriate emotional responses.</text:p>
      <text:p text:style-name="Text_20_body"><text:span text:style-name="Strong_20_Emphasis">Social Cognition Framework</text:span>: The dialog management and relationship modeling systems enable meaningful social interactions, joint task commitments, and evolving relationships. These capabilities extend character cognition beyond individual decision-making to include genuine social understanding.</text:p>
      <text:p text:style-name="Text_20_body"><text:span text:style-name="Strong_20_Emphasis">Environmental Grounding</text:span>: The world model with visibility systems and consequence processing creates a shared reality that grounds character cognition in consistent physics and constraints. This grounding is essential for believable environmental engagement.</text:p>
      <text:p text:style-name="Text_20_body">In contrast to simple chatbots or scripted NPCs, Playground characters demonstrate persistence of identity, coherent motivations, environmental awareness, and social capabilities that more closely approximate human cognition. While still limited by the capabilities of underlying LLMs, the structured cognitive architecture provides scaffolding that enables more reliable and comprehensive agent behaviors.</text:p>
      <text:p text:style-name="Text_20_body"><text:soft-page-break/>The Playground approach offers valuable insights for both academic research and practical applications in areas such as interactive storytelling, training simulations, and human-AI collaboration. As LLM capabilities continue to advance, the architectural patterns established in Playground provide a foundation for increasingly sophisticated autonomous agents that can engage meaningfully with humans and their environment.</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RW Gothic" svg:font-family="'URW Gothic'"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6pt" fo:font-weight="bold" style:font-name-asian="Noto Serif CJK SC" style:font-family-asian="'Noto Serif CJK SC'" style:font-family-generic-asian="system" style:font-pitch-asian="variable" style:font-size-asian="16pt" style:font-weight-asian="bold" style:font-name-complex="Noto Sans Devanagari1" style:font-family-complex="'Noto Sans Devanagari'" style:font-family-generic-complex="system" style:font-pitch-complex="variable"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style:font-name="Liberation Sans" fo:font-family="'Liberation Sans'" style:font-family-generic="swiss" style:font-pitch="variable" fo:font-size="20pt" fo:font-weight="normal" officeooo:rsid="0020f48b" style:font-size-asian="20pt" style:font-weight-asian="normal" style:font-size-complex="20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1T11:31:26.183162136</meta:creation-date>
    <dc:date>2025-04-01T12:46:07.195063444</dc:date>
    <meta:editing-duration>PT53M19S</meta:editing-duration>
    <meta:editing-cycles>2</meta:editing-cycles>
    <meta:generator>LibreOffice/24.2.7.2$Linux_X86_64 LibreOffice_project/420$Build-2</meta:generator>
    <meta:document-statistic meta:table-count="0" meta:image-count="0" meta:object-count="0" meta:page-count="21" meta:paragraph-count="512" meta:word-count="5407" meta:character-count="41688" meta:non-whitespace-character-count="36694"/>
  </office:meta>
</office:document-meta>
</file>